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051cm" svg:stroke-color="#729fcf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e16173" draw:fill="solid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ff80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666666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53" draw:id="id153" draw:layer="layout" svg:width="0.254cm" svg:height="0.254cm" svg:x="6.30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254cm" svg:height="0.254cm" svg:x="6.613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254cm" svg:height="0.254cm" svg:x="6.30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254cm" svg:height="0.254cm" svg:x="6.613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254cm" svg:height="0.254cm" svg:x="6.30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254cm" svg:height="0.254cm" svg:x="6.613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254cm" svg:height="0.254cm" svg:x="6.30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254cm" svg:height="0.254cm" svg:x="6.61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254cm" svg:height="0.254cm" svg:x="6.30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4cm" svg:height="0.254cm" svg:x="6.613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5" draw:id="id155" draw:layer="layout" svg:width="0.254cm" svg:height="0.254cm" svg:x="6.30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54cm" svg:height="0.254cm" svg:x="6.613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254cm" svg:height="0.254cm" svg:x="6.91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254cm" svg:height="0.254cm" svg:x="7.55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254cm" svg:height="0.254cm" svg:x="6.91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254cm" svg:height="0.254cm" svg:x="7.55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254cm" svg:height="0.254cm" svg:x="6.91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254cm" svg:height="0.254cm" svg:x="7.55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254cm" svg:height="0.254cm" svg:x="6.91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254cm" svg:height="0.254cm" svg:x="7.55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254cm" svg:height="0.254cm" svg:x="6.91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4cm" svg:height="0.254cm" svg:x="7.55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4cm" svg:height="0.254cm" svg:x="6.91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0.254cm" svg:height="0.254cm" svg:x="7.55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254cm" svg:height="0.254cm" svg:x="7.858cm" svg:y="1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254cm" svg:height="0.254cm" svg:x="8.16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254cm" svg:height="0.254cm" svg:x="7.858cm" svg:y="2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254cm" svg:height="0.254cm" svg:x="8.16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254cm" svg:height="0.254cm" svg:x="7.858cm" svg:y="4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254cm" svg:height="0.254cm" svg:x="8.16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254cm" svg:height="0.254cm" svg:x="7.858cm" svg:y="5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4cm" svg:height="0.254cm" svg:x="8.16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4cm" svg:height="0.254cm" svg:x="7.858cm" svg:y="6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254cm" svg:height="0.254cm" svg:x="8.16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0.254cm" svg:height="0.254cm" svg:x="7.858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0.254cm" svg:height="0.254cm" svg:x="8.16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254cm" svg:height="0.254cm" svg:x="8.79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0.254cm" svg:height="0.254cm" svg:x="9.103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0.254cm" svg:height="0.254cm" svg:x="8.79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0.254cm" svg:height="0.254cm" svg:x="9.103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254cm" svg:height="0.254cm" svg:x="8.79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4cm" svg:height="0.254cm" svg:x="9.103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4cm" svg:height="0.254cm" svg:x="8.79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0.254cm" svg:height="0.254cm" svg:x="9.1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254cm" svg:height="0.254cm" svg:x="8.79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8" draw:id="id48" draw:layer="layout" svg:width="0.254cm" svg:height="0.254cm" svg:x="9.103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7" draw:id="id47" draw:layer="layout" svg:width="0.254cm" svg:height="0.254cm" svg:x="8.79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0.254cm" svg:height="0.254cm" svg:x="9.103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4" draw:id="id154" draw:layer="layout" svg:width="0.254cm" svg:height="0.254cm" svg:x="9.40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0.254cm" svg:height="0.254cm" svg:x="10.04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254cm" svg:height="0.254cm" svg:x="9.40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8" draw:id="id68" draw:layer="layout" svg:width="0.254cm" svg:height="0.254cm" svg:x="10.04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7" draw:id="id67" draw:layer="layout" svg:width="0.254cm" svg:height="0.254cm" svg:x="9.40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0.254cm" svg:height="0.254cm" svg:x="10.04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2" draw:id="id62" draw:layer="layout" svg:width="0.254cm" svg:height="0.254cm" svg:x="9.40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254cm" svg:height="0.254cm" svg:x="10.04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0.254cm" svg:height="0.254cm" svg:x="9.40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3" draw:id="id53" draw:layer="layout" svg:width="0.254cm" svg:height="0.254cm" svg:x="10.04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254cm" svg:height="0.254cm" svg:x="9.40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0.254cm" svg:height="0.254cm" svg:x="10.04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0.254cm" svg:height="0.254cm" svg:x="10.348cm" svg:y="1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1" draw:id="id151" draw:layer="layout" svg:width="0.254cm" svg:height="0.254cm" svg:x="10.65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0.254cm" svg:height="0.254cm" svg:x="10.348cm" svg:y="2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0.254cm" svg:height="0.254cm" svg:x="10.65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0.254cm" svg:height="0.254cm" svg:x="10.348cm" svg:y="4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1" draw:id="id71" draw:layer="layout" svg:width="0.254cm" svg:height="0.254cm" svg:x="10.65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0.254cm" svg:height="0.254cm" svg:x="10.348cm" svg:y="5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0.254cm" svg:height="0.254cm" svg:x="10.65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254cm" svg:height="0.254cm" svg:x="10.348cm" svg:y="6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0.254cm" svg:height="0.254cm" svg:x="10.65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0.254cm" svg:height="0.254cm" svg:x="10.348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0.254cm" svg:height="0.254cm" svg:x="10.65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2" draw:id="id152" draw:layer="layout" svg:width="0.254cm" svg:height="0.254cm" svg:x="11.28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0" draw:id="id150" draw:layer="layout" svg:width="0.254cm" svg:height="0.254cm" svg:x="11.593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0.254cm" svg:height="0.254cm" svg:x="11.28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3" draw:id="id73" draw:layer="layout" svg:width="0.254cm" svg:height="0.254cm" svg:x="11.593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2" draw:id="id72" draw:layer="layout" svg:width="0.254cm" svg:height="0.254cm" svg:x="11.28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6" draw:id="id76" draw:layer="layout" svg:width="0.254cm" svg:height="0.254cm" svg:x="11.593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5" draw:id="id75" draw:layer="layout" svg:width="0.254cm" svg:height="0.254cm" svg:x="11.28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0" draw:id="id80" draw:layer="layout" svg:width="0.254cm" svg:height="0.254cm" svg:x="11.59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0.254cm" svg:height="0.254cm" svg:x="11.28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5" draw:id="id85" draw:layer="layout" svg:width="0.254cm" svg:height="0.254cm" svg:x="11.593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0.254cm" svg:height="0.254cm" svg:x="11.28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1" draw:id="id91" draw:layer="layout" svg:width="0.254cm" svg:height="0.254cm" svg:x="11.593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9" draw:id="id149" draw:layer="layout" svg:width="0.254cm" svg:height="0.254cm" svg:x="11.89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7" draw:id="id147" draw:layer="layout" svg:width="0.254cm" svg:height="0.254cm" svg:x="12.53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4" draw:id="id74" draw:layer="layout" svg:width="0.254cm" svg:height="0.254cm" svg:x="11.89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8" draw:id="id78" draw:layer="layout" svg:width="0.254cm" svg:height="0.254cm" svg:x="12.53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7" draw:id="id77" draw:layer="layout" svg:width="0.254cm" svg:height="0.254cm" svg:x="11.89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2" draw:id="id82" draw:layer="layout" svg:width="0.254cm" svg:height="0.254cm" svg:x="12.53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1" draw:id="id81" draw:layer="layout" svg:width="0.254cm" svg:height="0.254cm" svg:x="11.89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7" draw:id="id87" draw:layer="layout" svg:width="0.254cm" svg:height="0.254cm" svg:x="12.53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6" draw:id="id86" draw:layer="layout" svg:width="0.254cm" svg:height="0.254cm" svg:x="11.89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3" draw:id="id93" draw:layer="layout" svg:width="0.254cm" svg:height="0.254cm" svg:x="12.53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2" draw:id="id92" draw:layer="layout" svg:width="0.254cm" svg:height="0.254cm" svg:x="11.89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6" draw:id="id96" draw:layer="layout" svg:width="0.254cm" svg:height="0.254cm" svg:x="12.53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8" draw:id="id148" draw:layer="layout" svg:width="0.254cm" svg:height="0.254cm" svg:x="12.838cm" svg:y="1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6" draw:id="id146" draw:layer="layout" svg:width="0.254cm" svg:height="0.254cm" svg:x="13.14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9" draw:id="id79" draw:layer="layout" svg:width="0.254cm" svg:height="0.254cm" svg:x="12.838cm" svg:y="2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4" draw:id="id84" draw:layer="layout" svg:width="0.254cm" svg:height="0.254cm" svg:x="13.14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3" draw:id="id83" draw:layer="layout" svg:width="0.254cm" svg:height="0.254cm" svg:x="12.838cm" svg:y="4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9" draw:id="id89" draw:layer="layout" svg:width="0.254cm" svg:height="0.254cm" svg:x="13.14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8" draw:id="id88" draw:layer="layout" svg:width="0.254cm" svg:height="0.254cm" svg:x="12.838cm" svg:y="5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5" draw:id="id95" draw:layer="layout" svg:width="0.254cm" svg:height="0.254cm" svg:x="13.14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4" draw:id="id94" draw:layer="layout" svg:width="0.254cm" svg:height="0.254cm" svg:x="12.838cm" svg:y="6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8" draw:id="id98" draw:layer="layout" svg:width="0.254cm" svg:height="0.254cm" svg:x="13.14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7" draw:id="id97" draw:layer="layout" svg:width="0.254cm" svg:height="0.254cm" svg:x="12.838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0" draw:id="id100" draw:layer="layout" svg:width="0.254cm" svg:height="0.254cm" svg:x="13.14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5" draw:id="id145" draw:layer="layout" svg:width="0.254cm" svg:height="0.254cm" svg:x="13.77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3" draw:id="id143" draw:layer="layout" svg:width="0.254cm" svg:height="0.254cm" svg:x="14.083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2" draw:id="id142" draw:layer="layout" svg:width="0.254cm" svg:height="0.254cm" svg:x="13.77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9" draw:id="id129" draw:layer="layout" svg:width="0.254cm" svg:height="0.254cm" svg:x="14.083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0" draw:id="id90" draw:layer="layout" svg:width="0.254cm" svg:height="0.254cm" svg:x="13.77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7" draw:id="id127" draw:layer="layout" svg:width="0.254cm" svg:height="0.254cm" svg:x="14.083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6" draw:id="id126" draw:layer="layout" svg:width="0.254cm" svg:height="0.254cm" svg:x="13.77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2" draw:id="id122" draw:layer="layout" svg:width="0.254cm" svg:height="0.254cm" svg:x="14.08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9" draw:id="id99" draw:layer="layout" svg:width="0.254cm" svg:height="0.254cm" svg:x="13.77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2" draw:id="id102" draw:layer="layout" svg:width="0.254cm" svg:height="0.254cm" svg:x="14.083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1" draw:id="id101" draw:layer="layout" svg:width="0.254cm" svg:height="0.254cm" svg:x="13.77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3" draw:id="id103" draw:layer="layout" svg:width="0.254cm" svg:height="0.254cm" svg:x="14.083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4" draw:id="id144" draw:layer="layout" svg:width="0.254cm" svg:height="0.254cm" svg:x="14.38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0" draw:id="id140" draw:layer="layout" svg:width="0.254cm" svg:height="0.254cm" svg:x="15.02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1" draw:id="id141" draw:layer="layout" svg:width="0.254cm" svg:height="0.254cm" svg:x="14.38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0" draw:id="id130" draw:layer="layout" svg:width="0.254cm" svg:height="0.254cm" svg:x="15.02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8" draw:id="id128" draw:layer="layout" svg:width="0.254cm" svg:height="0.254cm" svg:x="14.38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4" draw:id="id124" draw:layer="layout" svg:width="0.254cm" svg:height="0.254cm" svg:x="15.02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3" draw:id="id123" draw:layer="layout" svg:width="0.254cm" svg:height="0.254cm" svg:x="14.38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9" draw:id="id119" draw:layer="layout" svg:width="0.254cm" svg:height="0.254cm" svg:x="15.02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8" draw:id="id118" draw:layer="layout" svg:width="0.254cm" svg:height="0.254cm" svg:x="14.38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5" draw:id="id105" draw:layer="layout" svg:width="0.254cm" svg:height="0.254cm" svg:x="15.02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4" draw:id="id104" draw:layer="layout" svg:width="0.254cm" svg:height="0.254cm" svg:x="14.38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0" draw:id="id110" draw:layer="layout" svg:width="0.254cm" svg:height="0.254cm" svg:x="15.02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9" draw:id="id139" draw:layer="layout" svg:width="0.254cm" svg:height="0.254cm" svg:x="15.328cm" svg:y="1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2" draw:id="id132" draw:layer="layout" svg:width="0.254cm" svg:height="0.254cm" svg:x="15.63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1" draw:id="id131" draw:layer="layout" svg:width="0.254cm" svg:height="0.254cm" svg:x="15.328cm" svg:y="2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4" draw:id="id134" draw:layer="layout" svg:width="0.254cm" svg:height="0.254cm" svg:x="15.63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5" draw:id="id125" draw:layer="layout" svg:width="0.254cm" svg:height="0.254cm" svg:x="15.328cm" svg:y="4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1" draw:id="id121" draw:layer="layout" svg:width="0.254cm" svg:height="0.254cm" svg:x="15.63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0" draw:id="id120" draw:layer="layout" svg:width="0.254cm" svg:height="0.254cm" svg:x="15.328cm" svg:y="5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7" draw:id="id107" draw:layer="layout" svg:width="0.254cm" svg:height="0.254cm" svg:x="15.63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6" draw:id="id106" draw:layer="layout" svg:width="0.254cm" svg:height="0.254cm" svg:x="15.328cm" svg:y="6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2" draw:id="id112" draw:layer="layout" svg:width="0.254cm" svg:height="0.254cm" svg:x="15.63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1" draw:id="id111" draw:layer="layout" svg:width="0.254cm" svg:height="0.254cm" svg:x="15.328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5" draw:id="id115" draw:layer="layout" svg:width="0.254cm" svg:height="0.254cm" svg:x="15.63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3" draw:id="id133" draw:layer="layout" svg:width="0.254cm" svg:height="0.254cm" svg:x="16.26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8" draw:id="id138" draw:layer="layout" svg:width="0.254cm" svg:height="0.254cm" svg:x="16.573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6" draw:id="id136" draw:layer="layout" svg:width="0.254cm" svg:height="0.254cm" svg:x="16.26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7" draw:id="id137" draw:layer="layout" svg:width="0.254cm" svg:height="0.254cm" svg:x="16.573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5" draw:id="id135" draw:layer="layout" svg:width="0.254cm" svg:height="0.254cm" svg:x="16.26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9" draw:id="id109" draw:layer="layout" svg:width="0.254cm" svg:height="0.254cm" svg:x="16.573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8" draw:id="id108" draw:layer="layout" svg:width="0.254cm" svg:height="0.254cm" svg:x="16.26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4" draw:id="id114" draw:layer="layout" svg:width="0.254cm" svg:height="0.254cm" svg:x="16.57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3" draw:id="id113" draw:layer="layout" svg:width="0.254cm" svg:height="0.254cm" svg:x="16.26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7" draw:id="id117" draw:layer="layout" svg:width="0.254cm" svg:height="0.254cm" svg:x="16.573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6" draw:id="id116" draw:layer="layout" svg:width="0.254cm" svg:height="0.254cm" svg:x="16.26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6" draw:id="id156" draw:layer="layout" svg:width="0.254cm" svg:height="0.254cm" svg:x="16.573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83cm" svg:y1="8.13cm" svg:x2="6.955cm" svg:y2="7.875cm" draw:start-shape="id1" draw:start-glue-point="11" draw:end-shape="id2" draw:end-glue-point="7" svg:d="M6830 8130l125-255" svg:viewBox="0 0 126 256">
          <text:p/>
        </draw:connector>
        <draw:connector draw:style-name="gr2" draw:text-style-name="P2" draw:layer="layout" draw:type="line" svg:x1="7.135cm" svg:y1="7.695cm" svg:x2="7.59cm" svg:y2="7.44cm" draw:start-shape="id2" draw:start-glue-point="11" draw:end-shape="id3" draw:end-glue-point="7" svg:d="M7135 7695l455-255" svg:viewBox="0 0 456 256">
          <text:p/>
        </draw:connector>
        <draw:connector draw:style-name="gr2" draw:text-style-name="P2" draw:layer="layout" draw:type="line" svg:x1="7.77cm" svg:y1="7.26cm" svg:x2="7.895cm" svg:y2="7.005cm" draw:start-shape="id3" draw:start-glue-point="11" draw:end-shape="id4" draw:end-glue-point="7" svg:d="M7770 7260l125-255" svg:viewBox="0 0 126 256">
          <text:p/>
        </draw:connector>
        <draw:connector draw:style-name="gr2" draw:text-style-name="P2" draw:layer="layout" draw:type="line" svg:x1="8.075cm" svg:y1="6.825cm" svg:x2="8.2cm" svg:y2="6.17cm" draw:start-shape="id4" draw:start-glue-point="11" draw:end-shape="id5" draw:end-glue-point="7" svg:d="M8075 6825l125-655" svg:viewBox="0 0 126 656">
          <text:p/>
        </draw:connector>
        <draw:connector draw:style-name="gr2" draw:text-style-name="P2" draw:layer="layout" draw:type="line" svg:x1="8.38cm" svg:y1="5.99cm" svg:x2="8.835cm" svg:y2="5.335cm" draw:start-shape="id5" draw:start-glue-point="11" draw:end-shape="id6" draw:end-glue-point="7" svg:d="M8380 5990l455-655" svg:viewBox="0 0 456 656">
          <text:p/>
        </draw:connector>
        <draw:connector draw:style-name="gr2" draw:text-style-name="P2" draw:layer="layout" draw:type="line" svg:x1="9.015cm" svg:y1="5.155cm" svg:x2="9.14cm" svg:y2="4.5cm" draw:start-shape="id6" draw:start-glue-point="11" draw:end-shape="id7" draw:end-glue-point="7" svg:d="M9015 5155l125-655" svg:viewBox="0 0 126 656">
          <text:p/>
        </draw:connector>
        <draw:connector draw:style-name="gr2" draw:text-style-name="P2" draw:layer="layout" draw:type="line" svg:x1="6.83cm" svg:y1="6.86cm" svg:x2="6.955cm" svg:y2="6.605cm" draw:start-shape="id8" draw:start-glue-point="11" draw:end-shape="id9" draw:end-glue-point="7" svg:d="M6830 6860l125-255" svg:viewBox="0 0 126 256">
          <text:p/>
        </draw:connector>
        <draw:connector draw:style-name="gr2" draw:text-style-name="P2" draw:layer="layout" draw:type="line" svg:x1="7.135cm" svg:y1="6.425cm" svg:x2="7.59cm" svg:y2="6.17cm" draw:start-shape="id9" draw:start-glue-point="11" draw:end-shape="id10" draw:end-glue-point="7" svg:d="M7135 6425l455-255" svg:viewBox="0 0 456 256">
          <text:p/>
        </draw:connector>
        <draw:connector draw:style-name="gr2" draw:text-style-name="P2" draw:layer="layout" draw:type="line" svg:x1="7.77cm" svg:y1="5.99cm" svg:x2="7.895cm" svg:y2="5.735cm" draw:start-shape="id10" draw:start-glue-point="11" draw:end-shape="id11" draw:end-glue-point="7" svg:d="M7770 5990l125-255" svg:viewBox="0 0 126 256">
          <text:p/>
        </draw:connector>
        <draw:connector draw:style-name="gr2" draw:text-style-name="P2" draw:layer="layout" draw:type="line" svg:x1="8.075cm" svg:y1="5.555cm" svg:x2="8.2cm" svg:y2="4.9cm" draw:start-shape="id11" draw:start-glue-point="11" draw:end-shape="id12" draw:end-glue-point="7" svg:d="M8075 5555l125-655" svg:viewBox="0 0 126 656">
          <text:p/>
        </draw:connector>
        <draw:connector draw:style-name="gr2" draw:text-style-name="P2" draw:layer="layout" draw:type="line" svg:x1="6.525cm" svg:y1="6.425cm" svg:x2="6.65cm" svg:y2="5.77cm" draw:start-shape="id13" draw:start-glue-point="11" draw:end-shape="id14" draw:end-glue-point="7" svg:d="M6525 6425l125-655" svg:viewBox="0 0 126 656">
          <text:p/>
        </draw:connector>
        <draw:connector draw:style-name="gr2" draw:text-style-name="P2" draw:layer="layout" draw:type="line" svg:x1="6.83cm" svg:y1="5.59cm" svg:x2="6.955cm" svg:y2="5.335cm" draw:start-shape="id14" draw:start-glue-point="11" draw:end-shape="id15" draw:end-glue-point="7" svg:d="M6830 5590l125-255" svg:viewBox="0 0 126 256">
          <text:p/>
        </draw:connector>
        <draw:connector draw:style-name="gr2" draw:text-style-name="P2" draw:layer="layout" draw:type="line" svg:x1="7.135cm" svg:y1="5.155cm" svg:x2="7.59cm" svg:y2="4.9cm" draw:start-shape="id15" draw:start-glue-point="11" draw:end-shape="id16" draw:end-glue-point="7" svg:d="M7135 5155l455-255" svg:viewBox="0 0 456 256">
          <text:p/>
        </draw:connector>
        <draw:connector draw:style-name="gr2" draw:text-style-name="P2" draw:layer="layout" draw:type="line" svg:x1="6.525cm" svg:y1="5.155cm" svg:x2="6.65cm" svg:y2="4.5cm" draw:start-shape="id17" draw:start-glue-point="11" draw:end-shape="id18" draw:end-glue-point="7" svg:d="M6525 5155l125-655" svg:viewBox="0 0 126 656">
          <text:p/>
        </draw:connector>
        <draw:connector draw:style-name="gr2" draw:text-style-name="P2" draw:layer="layout" draw:type="line" svg:x1="6.525cm" svg:y1="3.885cm" svg:x2="6.65cm" svg:y2="3.23cm" draw:start-shape="id19" draw:start-glue-point="11" draw:end-shape="id20" draw:end-glue-point="7" svg:d="M6525 3885l125-655" svg:viewBox="0 0 126 656">
          <text:p/>
        </draw:connector>
        <draw:connector draw:style-name="gr2" draw:text-style-name="P2" draw:layer="layout" draw:type="line" svg:x1="6.83cm" svg:y1="4.32cm" svg:x2="6.955cm" svg:y2="4.065cm" draw:start-shape="id18" draw:start-glue-point="11" draw:end-shape="id21" draw:end-glue-point="7" svg:d="M6830 4320l125-255" svg:viewBox="0 0 126 256">
          <text:p/>
        </draw:connector>
        <draw:connector draw:style-name="gr2" draw:text-style-name="P2" draw:layer="layout" draw:type="line" svg:x1="7.135cm" svg:y1="3.885cm" svg:x2="7.59cm" svg:y2="3.63cm" draw:start-shape="id21" draw:start-glue-point="11" draw:end-shape="id22" draw:end-glue-point="7" svg:d="M7135 3885l455-255" svg:viewBox="0 0 456 256">
          <text:p/>
        </draw:connector>
        <draw:connector draw:style-name="gr2" draw:text-style-name="P2" draw:layer="layout" draw:type="line" svg:x1="7.77cm" svg:y1="4.72cm" svg:x2="7.895cm" svg:y2="4.465cm" draw:start-shape="id16" draw:start-glue-point="11" draw:end-shape="id23" draw:end-glue-point="7" svg:d="M7770 4720l125-255" svg:viewBox="0 0 126 256">
          <text:p/>
        </draw:connector>
        <draw:connector draw:style-name="gr2" draw:text-style-name="P2" draw:layer="layout" draw:type="line" svg:x1="8.38cm" svg:y1="4.72cm" svg:x2="8.835cm" svg:y2="4.065cm" draw:start-shape="id12" draw:start-glue-point="11" draw:end-shape="id24" draw:end-glue-point="7" svg:d="M8380 4720l455-655" svg:viewBox="0 0 456 656">
          <text:p/>
        </draw:connector>
        <draw:connector draw:style-name="gr2" draw:text-style-name="P2" draw:layer="layout" draw:type="line" svg:x1="8.075cm" svg:y1="4.285cm" svg:x2="8.2cm" svg:y2="3.63cm" draw:start-shape="id23" draw:start-glue-point="11" draw:end-shape="id25" draw:end-glue-point="7" svg:d="M8075 4285l125-655" svg:viewBox="0 0 126 656">
          <text:p/>
        </draw:connector>
        <draw:connector draw:style-name="gr2" draw:text-style-name="P2" draw:layer="layout" draw:type="line" svg:x1="7.77cm" svg:y1="3.45cm" svg:x2="7.895cm" svg:y2="3.195cm" draw:start-shape="id22" draw:start-glue-point="11" draw:end-shape="id26" draw:end-glue-point="7" svg:d="M7770 3450l125-255" svg:viewBox="0 0 126 256">
          <text:p/>
        </draw:connector>
        <draw:connector draw:style-name="gr2" draw:text-style-name="P2" draw:layer="layout" draw:type="line" svg:x1="6.83cm" svg:y1="3.05cm" svg:x2="6.955cm" svg:y2="2.795cm" draw:start-shape="id20" draw:start-glue-point="11" draw:end-shape="id27" draw:end-glue-point="7" svg:d="M6830 3050l125-255" svg:viewBox="0 0 126 256">
          <text:p/>
        </draw:connector>
        <draw:connector draw:style-name="gr2" draw:text-style-name="P2" draw:layer="layout" draw:type="line" svg:x1="6.525cm" svg:y1="2.615cm" svg:x2="6.65cm" svg:y2="1.96cm" draw:start-shape="id28" draw:start-glue-point="11" draw:end-shape="id29" draw:end-glue-point="7" svg:d="M6525 2615l125-655" svg:viewBox="0 0 126 656">
          <text:p/>
        </draw:connector>
        <draw:connector draw:style-name="gr2" draw:text-style-name="P2" draw:layer="layout" draw:type="line" svg:x1="7.135cm" svg:y1="2.615cm" svg:x2="7.59cm" svg:y2="2.36cm" draw:start-shape="id27" draw:start-glue-point="11" draw:end-shape="id30" draw:end-glue-point="7" svg:d="M7135 2615l455-255" svg:viewBox="0 0 456 256">
          <text:p/>
        </draw:connector>
        <draw:connector draw:style-name="gr2" draw:text-style-name="P2" draw:layer="layout" draw:type="line" svg:x1="6.83cm" svg:y1="1.78cm" svg:x2="6.955cm" svg:y2="1.525cm" draw:start-shape="id29" draw:start-glue-point="11" draw:end-shape="id31" draw:end-glue-point="7" svg:d="M6830 1780l125-255" svg:viewBox="0 0 126 256">
          <text:p/>
        </draw:connector>
        <draw:connector draw:style-name="gr2" draw:text-style-name="P2" draw:layer="layout" draw:type="line" svg:x1="7.77cm" svg:y1="2.18cm" svg:x2="7.895cm" svg:y2="1.925cm" draw:start-shape="id30" draw:start-glue-point="11" draw:end-shape="id32" draw:end-glue-point="7" svg:d="M7770 2180l125-255" svg:viewBox="0 0 126 256">
          <text:p/>
        </draw:connector>
        <draw:connector draw:style-name="gr2" draw:text-style-name="P2" draw:layer="layout" draw:type="line" svg:x1="8.075cm" svg:y1="3.015cm" svg:x2="8.2cm" svg:y2="2.36cm" draw:start-shape="id26" draw:start-glue-point="11" draw:end-shape="id33" draw:end-glue-point="7" svg:d="M8075 3015l125-655" svg:viewBox="0 0 126 656">
          <text:p/>
        </draw:connector>
        <draw:connector draw:style-name="gr2" draw:text-style-name="P2" draw:layer="layout" draw:type="line" svg:x1="8.38cm" svg:y1="2.18cm" svg:x2="8.835cm" svg:y2="1.525cm" draw:start-shape="id33" draw:start-glue-point="11" draw:end-shape="id34" draw:end-glue-point="7" svg:d="M8380 2180l455-655" svg:viewBox="0 0 456 656">
          <text:p/>
        </draw:connector>
        <draw:connector draw:style-name="gr2" draw:text-style-name="P2" draw:layer="layout" draw:type="line" svg:x1="8.38cm" svg:y1="3.45cm" svg:x2="8.835cm" svg:y2="2.795cm" draw:start-shape="id25" draw:start-glue-point="11" draw:end-shape="id35" draw:end-glue-point="7" svg:d="M8380 3450l455-655" svg:viewBox="0 0 456 656">
          <text:p/>
        </draw:connector>
        <draw:connector draw:style-name="gr2" draw:text-style-name="P2" draw:layer="layout" draw:type="line" svg:x1="9.015cm" svg:y1="2.615cm" svg:x2="9.14cm" svg:y2="1.96cm" draw:start-shape="id35" draw:start-glue-point="11" draw:end-shape="id36" draw:end-glue-point="7" svg:d="M9015 2615l125-655" svg:viewBox="0 0 126 656">
          <text:p/>
        </draw:connector>
        <draw:connector draw:style-name="gr2" draw:text-style-name="P2" draw:layer="layout" draw:type="line" svg:x1="9.32cm" svg:y1="1.78cm" svg:x2="9.46cm" svg:y2="1.525cm" draw:start-shape="id36" draw:start-glue-point="11" svg:d="M9320 1780l140-255" svg:viewBox="0 0 141 256">
          <text:p/>
        </draw:connector>
        <draw:connector draw:style-name="gr2" draw:text-style-name="P2" draw:layer="layout" draw:type="line" svg:x1="9.015cm" svg:y1="3.885cm" svg:x2="9.14cm" svg:y2="3.23cm" draw:start-shape="id24" draw:start-glue-point="11" draw:end-shape="id37" draw:end-glue-point="7" svg:d="M9015 3885l125-655" svg:viewBox="0 0 126 656">
          <text:p/>
        </draw:connector>
        <draw:connector draw:style-name="gr2" draw:text-style-name="P2" draw:layer="layout" draw:type="line" svg:x1="9.32cm" svg:y1="3.05cm" svg:x2="9.46cm" svg:y2="2.795cm" draw:start-shape="id37" draw:start-glue-point="11" svg:d="M9320 3050l140-255" svg:viewBox="0 0 141 256">
          <text:p/>
        </draw:connector>
        <draw:connector draw:style-name="gr2" draw:text-style-name="P2" draw:layer="layout" draw:type="line" svg:x1="9.625cm" svg:y1="2.615cm" svg:x2="10.08cm" svg:y2="2.36cm" draw:start-shape="id38" draw:start-glue-point="11" draw:end-shape="id39" draw:end-glue-point="7" svg:d="M9625 2615l455-255" svg:viewBox="0 0 456 256">
          <text:p/>
        </draw:connector>
        <draw:connector draw:style-name="gr2" draw:text-style-name="P2" draw:layer="layout" draw:type="line" svg:x1="10.26cm" svg:y1="2.18cm" svg:x2="10.385cm" svg:y2="1.925cm" draw:start-shape="id39" draw:start-glue-point="11" draw:end-shape="id40" draw:end-glue-point="7" svg:d="M10260 2180l125-255" svg:viewBox="0 0 126 256">
          <text:p/>
        </draw:connector>
        <draw:connector draw:style-name="gr2" draw:text-style-name="P2" draw:layer="layout" draw:type="line" svg:x1="7.77cm" svg:y1="8.53cm" svg:x2="7.895cm" svg:y2="8.275cm" draw:start-shape="id41" draw:start-glue-point="11" draw:end-shape="id42" draw:end-glue-point="7" svg:d="M7770 8530l125-255" svg:viewBox="0 0 126 256">
          <text:p/>
        </draw:connector>
        <draw:connector draw:style-name="gr2" draw:text-style-name="P2" draw:layer="layout" draw:type="line" svg:x1="8.075cm" svg:y1="8.095cm" svg:x2="8.2cm" svg:y2="7.44cm" draw:start-shape="id42" draw:start-glue-point="11" draw:end-shape="id43" draw:end-glue-point="7" svg:d="M8075 8095l125-655" svg:viewBox="0 0 126 656">
          <text:p/>
        </draw:connector>
        <draw:connector draw:style-name="gr2" draw:text-style-name="P2" draw:layer="layout" draw:type="line" svg:x1="8.38cm" svg:y1="7.26cm" svg:x2="8.835cm" svg:y2="6.605cm" draw:start-shape="id43" draw:start-glue-point="11" draw:end-shape="id44" draw:end-glue-point="7" svg:d="M8380 7260l455-655" svg:viewBox="0 0 456 656">
          <text:p/>
        </draw:connector>
        <draw:connector draw:style-name="gr2" draw:text-style-name="P2" draw:layer="layout" draw:type="line" svg:x1="9.015cm" svg:y1="6.425cm" svg:x2="9.14cm" svg:y2="5.77cm" draw:start-shape="id44" draw:start-glue-point="11" draw:end-shape="id45" draw:end-glue-point="7" svg:d="M9015 6425l125-655" svg:viewBox="0 0 126 656">
          <text:p/>
        </draw:connector>
        <draw:connector draw:style-name="gr2" draw:text-style-name="P2" draw:layer="layout" draw:type="line" svg:x1="8.38cm" svg:y1="8.53cm" svg:x2="8.835cm" svg:y2="7.875cm" draw:start-shape="id46" draw:start-glue-point="11" draw:end-shape="id47" draw:end-glue-point="7" svg:d="M8380 8530l455-655" svg:viewBox="0 0 456 656">
          <text:p/>
        </draw:connector>
        <draw:connector draw:style-name="gr2" draw:text-style-name="P2" draw:layer="layout" draw:type="line" svg:x1="9.015cm" svg:y1="7.695cm" svg:x2="9.14cm" svg:y2="7.04cm" draw:start-shape="id47" draw:start-glue-point="11" draw:end-shape="id48" draw:end-glue-point="7" svg:d="M9015 7695l125-655" svg:viewBox="0 0 126 656">
          <text:p/>
        </draw:connector>
        <draw:connector draw:style-name="gr2" draw:text-style-name="P2" draw:layer="layout" draw:type="line" svg:x1="9.32cm" svg:y1="6.86cm" svg:x2="9.46cm" svg:y2="6.605cm" draw:start-shape="id48" draw:start-glue-point="11" svg:d="M9320 6860l140-255" svg:viewBox="0 0 141 256">
          <text:p/>
        </draw:connector>
        <draw:connector draw:style-name="gr2" draw:text-style-name="P2" draw:layer="layout" draw:type="line" svg:x1="9.625cm" svg:y1="6.425cm" svg:x2="10.08cm" svg:y2="6.17cm" draw:start-shape="id49" draw:start-glue-point="11" draw:end-shape="id50" draw:end-glue-point="7" svg:d="M9625 6425l455-255" svg:viewBox="0 0 456 256">
          <text:p/>
        </draw:connector>
        <draw:connector draw:style-name="gr2" draw:text-style-name="P2" draw:layer="layout" draw:type="line" svg:x1="9.32cm" svg:y1="8.13cm" svg:x2="9.46cm" svg:y2="7.875cm" draw:start-shape="id51" draw:start-glue-point="11" svg:d="M9320 8130l140-255" svg:viewBox="0 0 141 256">
          <text:p/>
        </draw:connector>
        <draw:connector draw:style-name="gr2" draw:text-style-name="P2" draw:layer="layout" draw:type="line" svg:x1="9.625cm" svg:y1="7.695cm" svg:x2="10.08cm" svg:y2="7.44cm" draw:start-shape="id52" draw:start-glue-point="11" draw:end-shape="id53" draw:end-glue-point="7" svg:d="M9625 7695l455-255" svg:viewBox="0 0 456 256">
          <text:p/>
        </draw:connector>
        <draw:connector draw:style-name="gr2" draw:text-style-name="P2" draw:layer="layout" draw:type="line" svg:x1="10.26cm" svg:y1="7.26cm" svg:x2="10.385cm" svg:y2="7.005cm" draw:start-shape="id53" draw:start-glue-point="11" draw:end-shape="id54" draw:end-glue-point="7" svg:d="M10260 7260l125-255" svg:viewBox="0 0 126 256">
          <text:p/>
        </draw:connector>
        <draw:connector draw:style-name="gr2" draw:text-style-name="P2" draw:layer="layout" draw:type="line" svg:x1="10.565cm" svg:y1="6.825cm" svg:x2="10.69cm" svg:y2="6.17cm" draw:start-shape="id54" draw:start-glue-point="11" draw:end-shape="id55" draw:end-glue-point="7" svg:d="M10565 6825l125-655" svg:viewBox="0 0 126 656">
          <text:p/>
        </draw:connector>
        <draw:connector draw:style-name="gr2" draw:text-style-name="P2" draw:layer="layout" draw:type="line" svg:x1="10.26cm" svg:y1="8.53cm" svg:x2="10.385cm" svg:y2="8.275cm" draw:start-shape="id56" draw:start-glue-point="11" draw:end-shape="id57" draw:end-glue-point="7" svg:d="M10260 8530l125-255" svg:viewBox="0 0 126 256">
          <text:p/>
        </draw:connector>
        <draw:connector draw:style-name="gr2" draw:text-style-name="P2" draw:layer="layout" draw:type="line" svg:x1="10.565cm" svg:y1="8.095cm" svg:x2="10.69cm" svg:y2="7.44cm" draw:start-shape="id57" draw:start-glue-point="11" draw:end-shape="id58" draw:end-glue-point="7" svg:d="M10565 8095l125-655" svg:viewBox="0 0 126 656">
          <text:p/>
        </draw:connector>
        <draw:connector draw:style-name="gr2" draw:text-style-name="P2" draw:layer="layout" draw:type="line" svg:x1="10.87cm" svg:y1="7.26cm" svg:x2="11.325cm" svg:y2="6.605cm" draw:start-shape="id58" draw:start-glue-point="11" draw:end-shape="id59" draw:end-glue-point="7" svg:d="M10870 7260l455-655" svg:viewBox="0 0 456 656">
          <text:p/>
        </draw:connector>
        <draw:connector draw:style-name="gr2" draw:text-style-name="P2" draw:layer="layout" draw:type="line" svg:x1="10.87cm" svg:y1="8.53cm" svg:x2="11.325cm" svg:y2="7.875cm" draw:start-shape="id60" draw:start-glue-point="11" draw:end-shape="id61" draw:end-glue-point="7" svg:d="M10870 8530l455-655" svg:viewBox="0 0 456 656">
          <text:p/>
        </draw:connector>
        <draw:connector draw:style-name="gr2" draw:text-style-name="P2" draw:layer="layout" draw:type="line" svg:x1="11.505cm" svg:y1="7.695cm" svg:x2="11.645cm" svg:y2="7.04cm" draw:start-shape="id61" draw:start-glue-point="11" svg:d="M11505 7695l140-655" svg:viewBox="0 0 141 656">
          <text:p/>
        </draw:connector>
        <draw:connector draw:style-name="gr2" draw:text-style-name="P2" draw:layer="layout" draw:type="line" svg:x1="9.32cm" svg:y1="5.59cm" svg:x2="9.46cm" svg:y2="5.335cm" draw:start-shape="id45" draw:start-glue-point="11" svg:d="M9320 5590l140-255" svg:viewBox="0 0 141 256">
          <text:p/>
        </draw:connector>
        <draw:connector draw:style-name="gr2" draw:text-style-name="P2" draw:layer="layout" draw:type="line" svg:x1="9.625cm" svg:y1="5.155cm" svg:x2="10.08cm" svg:y2="4.9cm" draw:start-shape="id62" draw:start-glue-point="11" draw:end-shape="id63" draw:end-glue-point="7" svg:d="M9625 5155l455-255" svg:viewBox="0 0 456 256">
          <text:p/>
        </draw:connector>
        <draw:connector draw:style-name="gr2" draw:text-style-name="P2" draw:layer="layout" draw:type="line" svg:x1="10.26cm" svg:y1="4.72cm" svg:x2="10.385cm" svg:y2="4.465cm" draw:start-shape="id63" draw:start-glue-point="11" draw:end-shape="id64" draw:end-glue-point="7" svg:d="M10260 4720l125-255" svg:viewBox="0 0 126 256">
          <text:p/>
        </draw:connector>
        <draw:connector draw:style-name="gr2" draw:text-style-name="P2" draw:layer="layout" draw:type="line" svg:x1="10.565cm" svg:y1="4.285cm" svg:x2="10.69cm" svg:y2="3.63cm" draw:start-shape="id64" draw:start-glue-point="11" draw:end-shape="id65" draw:end-glue-point="7" svg:d="M10565 4285l125-655" svg:viewBox="0 0 126 656">
          <text:p/>
        </draw:connector>
        <draw:connector draw:style-name="gr2" draw:text-style-name="P2" draw:layer="layout" draw:type="line" svg:x1="10.87cm" svg:y1="3.45cm" svg:x2="11.325cm" svg:y2="2.795cm" draw:start-shape="id65" draw:start-glue-point="11" draw:end-shape="id66" draw:end-glue-point="7" svg:d="M10870 3450l455-655" svg:viewBox="0 0 456 656">
          <text:p/>
        </draw:connector>
        <draw:connector draw:style-name="gr2" draw:text-style-name="P2" draw:layer="layout" draw:type="line" svg:x1="9.32cm" svg:y1="4.32cm" svg:x2="9.46cm" svg:y2="4.065cm" draw:start-shape="id7" draw:start-glue-point="11" svg:d="M9320 4320l140-255" svg:viewBox="0 0 141 256">
          <text:p/>
        </draw:connector>
        <draw:connector draw:style-name="gr2" draw:text-style-name="P2" draw:layer="layout" draw:type="line" svg:x1="9.625cm" svg:y1="3.885cm" svg:x2="10.08cm" svg:y2="3.63cm" draw:start-shape="id67" draw:start-glue-point="11" draw:end-shape="id68" draw:end-glue-point="7" svg:d="M9625 3885l455-255" svg:viewBox="0 0 456 256">
          <text:p/>
        </draw:connector>
        <draw:connector draw:style-name="gr2" draw:text-style-name="P2" draw:layer="layout" draw:type="line" svg:x1="10.26cm" svg:y1="3.45cm" svg:x2="10.385cm" svg:y2="3.195cm" draw:start-shape="id68" draw:start-glue-point="11" draw:end-shape="id69" draw:end-glue-point="7" svg:d="M10260 3450l125-255" svg:viewBox="0 0 126 256">
          <text:p/>
        </draw:connector>
        <draw:connector draw:style-name="gr2" draw:text-style-name="P2" draw:layer="layout" draw:type="line" svg:x1="10.26cm" svg:y1="5.99cm" svg:x2="10.385cm" svg:y2="5.735cm" draw:start-shape="id50" draw:start-glue-point="11" draw:end-shape="id70" draw:end-glue-point="7" svg:d="M10260 5990l125-255" svg:viewBox="0 0 126 256">
          <text:p/>
        </draw:connector>
        <draw:connector draw:style-name="gr2" draw:text-style-name="P2" draw:layer="layout" draw:type="line" svg:x1="10.565cm" svg:y1="5.555cm" svg:x2="10.69cm" svg:y2="4.9cm" draw:start-shape="id70" draw:start-glue-point="11" draw:end-shape="id71" draw:end-glue-point="7" svg:d="M10565 5555l125-655" svg:viewBox="0 0 126 656">
          <text:p/>
        </draw:connector>
        <draw:connector draw:style-name="gr2" draw:text-style-name="P2" draw:layer="layout" draw:type="line" svg:x1="10.87cm" svg:y1="4.72cm" svg:x2="11.325cm" svg:y2="4.065cm" draw:start-shape="id71" draw:start-glue-point="11" draw:end-shape="id72" draw:end-glue-point="7" svg:d="M10870 4720l455-655" svg:viewBox="0 0 456 656">
          <text:p/>
        </draw:connector>
        <draw:connector draw:style-name="gr2" draw:text-style-name="P2" draw:layer="layout" draw:type="line" svg:x1="11.505cm" svg:y1="3.885cm" svg:x2="11.645cm" svg:y2="3.23cm" draw:start-shape="id72" draw:start-glue-point="11" svg:d="M11505 3885l140-655" svg:viewBox="0 0 141 656">
          <text:p/>
        </draw:connector>
        <draw:connector draw:style-name="gr2" draw:text-style-name="P2" draw:layer="layout" draw:type="line" svg:x1="11.81cm" svg:y1="3.05cm" svg:x2="11.935cm" svg:y2="2.795cm" draw:start-shape="id73" draw:start-glue-point="11" draw:end-shape="id74" draw:end-glue-point="7" svg:d="M11810 3050l125-255" svg:viewBox="0 0 126 256">
          <text:p/>
        </draw:connector>
        <draw:connector draw:style-name="gr2" draw:text-style-name="P2" draw:layer="layout" draw:type="line" svg:x1="10.87cm" svg:y1="5.99cm" svg:x2="11.325cm" svg:y2="5.335cm" draw:start-shape="id55" draw:start-glue-point="11" draw:end-shape="id75" draw:end-glue-point="7" svg:d="M10870 5990l455-655" svg:viewBox="0 0 456 656">
          <text:p/>
        </draw:connector>
        <draw:connector draw:style-name="gr2" draw:text-style-name="P2" draw:layer="layout" draw:type="line" svg:x1="11.505cm" svg:y1="5.155cm" svg:x2="11.645cm" svg:y2="4.5cm" draw:start-shape="id75" draw:start-glue-point="11" svg:d="M11505 5155l140-655" svg:viewBox="0 0 141 656">
          <text:p/>
        </draw:connector>
        <draw:connector draw:style-name="gr2" draw:text-style-name="P2" draw:layer="layout" draw:type="line" svg:x1="11.81cm" svg:y1="4.32cm" svg:x2="11.935cm" svg:y2="4.065cm" draw:start-shape="id76" draw:start-glue-point="11" draw:end-shape="id77" draw:end-glue-point="7" svg:d="M11810 4320l125-255" svg:viewBox="0 0 126 256">
          <text:p/>
        </draw:connector>
        <draw:connector draw:style-name="gr2" draw:text-style-name="P2" draw:layer="layout" draw:type="line" svg:x1="12.115cm" svg:y1="3.885cm" svg:x2="12.57cm" svg:y2="3.63cm" draw:start-shape="id77" draw:start-glue-point="11" draw:end-shape="id78" draw:end-glue-point="7" svg:d="M12115 3885l455-255" svg:viewBox="0 0 456 256">
          <text:p/>
        </draw:connector>
        <draw:connector draw:style-name="gr2" draw:text-style-name="P2" draw:layer="layout" draw:type="line" svg:x1="12.75cm" svg:y1="3.45cm" svg:x2="12.875cm" svg:y2="3.195cm" draw:start-shape="id78" draw:start-glue-point="11" draw:end-shape="id79" draw:end-glue-point="7" svg:d="M12750 3450l125-255" svg:viewBox="0 0 126 256">
          <text:p/>
        </draw:connector>
        <draw:connector draw:style-name="gr2" draw:text-style-name="P2" draw:layer="layout" draw:type="line" svg:x1="11.505cm" svg:y1="6.425cm" svg:x2="11.645cm" svg:y2="5.77cm" draw:start-shape="id59" draw:start-glue-point="11" svg:d="M11505 6425l140-655" svg:viewBox="0 0 141 656">
          <text:p/>
        </draw:connector>
        <draw:connector draw:style-name="gr2" draw:text-style-name="P2" draw:layer="layout" draw:type="line" svg:x1="11.81cm" svg:y1="5.59cm" svg:x2="11.935cm" svg:y2="5.335cm" draw:start-shape="id80" draw:start-glue-point="11" draw:end-shape="id81" draw:end-glue-point="7" svg:d="M11810 5590l125-255" svg:viewBox="0 0 126 256">
          <text:p/>
        </draw:connector>
        <draw:connector draw:style-name="gr2" draw:text-style-name="P2" draw:layer="layout" draw:type="line" svg:x1="12.115cm" svg:y1="5.155cm" svg:x2="12.57cm" svg:y2="4.9cm" draw:start-shape="id81" draw:start-glue-point="11" draw:end-shape="id82" draw:end-glue-point="7" svg:d="M12115 5155l455-255" svg:viewBox="0 0 456 256">
          <text:p/>
        </draw:connector>
        <draw:connector draw:style-name="gr2" draw:text-style-name="P2" draw:layer="layout" draw:type="line" svg:x1="12.75cm" svg:y1="4.72cm" svg:x2="12.875cm" svg:y2="4.465cm" draw:start-shape="id82" draw:start-glue-point="11" draw:end-shape="id83" draw:end-glue-point="7" svg:d="M12750 4720l125-255" svg:viewBox="0 0 126 256">
          <text:p/>
        </draw:connector>
        <draw:connector draw:style-name="gr2" draw:text-style-name="P2" draw:layer="layout" draw:type="line" svg:x1="13.055cm" svg:y1="4.285cm" svg:x2="13.18cm" svg:y2="3.63cm" draw:start-shape="id83" draw:start-glue-point="11" draw:end-shape="id84" draw:end-glue-point="7" svg:d="M13055 4285l125-655" svg:viewBox="0 0 126 656">
          <text:p/>
        </draw:connector>
        <draw:connector draw:style-name="gr2" draw:text-style-name="P2" draw:layer="layout" draw:type="line" svg:x1="11.81cm" svg:y1="6.86cm" svg:x2="11.935cm" svg:y2="6.605cm" draw:start-shape="id85" draw:start-glue-point="11" draw:end-shape="id86" draw:end-glue-point="7" svg:d="M11810 6860l125-255" svg:viewBox="0 0 126 256">
          <text:p/>
        </draw:connector>
        <draw:connector draw:style-name="gr2" draw:text-style-name="P2" draw:layer="layout" draw:type="line" svg:x1="12.115cm" svg:y1="6.425cm" svg:x2="12.57cm" svg:y2="6.17cm" draw:start-shape="id86" draw:start-glue-point="11" draw:end-shape="id87" draw:end-glue-point="7" svg:d="M12115 6425l455-255" svg:viewBox="0 0 456 256">
          <text:p/>
        </draw:connector>
        <draw:connector draw:style-name="gr2" draw:text-style-name="P2" draw:layer="layout" draw:type="line" svg:x1="12.75cm" svg:y1="5.99cm" svg:x2="12.875cm" svg:y2="5.735cm" draw:start-shape="id87" draw:start-glue-point="11" draw:end-shape="id88" draw:end-glue-point="7" svg:d="M12750 5990l125-255" svg:viewBox="0 0 126 256">
          <text:p/>
        </draw:connector>
        <draw:connector draw:style-name="gr2" draw:text-style-name="P2" draw:layer="layout" draw:type="line" svg:x1="13.055cm" svg:y1="5.555cm" svg:x2="13.18cm" svg:y2="4.9cm" draw:start-shape="id88" draw:start-glue-point="11" draw:end-shape="id89" draw:end-glue-point="7" svg:d="M13055 5555l125-655" svg:viewBox="0 0 126 656">
          <text:p/>
        </draw:connector>
        <draw:connector draw:style-name="gr2" draw:text-style-name="P2" draw:layer="layout" draw:type="line" svg:x1="13.36cm" svg:y1="4.72cm" svg:x2="13.815cm" svg:y2="4.065cm" draw:start-shape="id89" draw:start-glue-point="11" draw:end-shape="id90" draw:end-glue-point="7" svg:d="M13360 4720l455-655" svg:viewBox="0 0 456 656">
          <text:p/>
        </draw:connector>
        <draw:connector draw:style-name="gr2" draw:text-style-name="P2" draw:layer="layout" draw:type="line" svg:x1="11.81cm" svg:y1="8.13cm" svg:x2="11.935cm" svg:y2="7.875cm" draw:start-shape="id91" draw:start-glue-point="11" draw:end-shape="id92" draw:end-glue-point="7" svg:d="M11810 8130l125-255" svg:viewBox="0 0 126 256">
          <text:p/>
        </draw:connector>
        <draw:connector draw:style-name="gr2" draw:text-style-name="P2" draw:layer="layout" draw:type="line" svg:x1="12.115cm" svg:y1="7.695cm" svg:x2="12.57cm" svg:y2="7.44cm" draw:start-shape="id92" draw:start-glue-point="11" draw:end-shape="id93" draw:end-glue-point="7" svg:d="M12115 7695l455-255" svg:viewBox="0 0 456 256">
          <text:p/>
        </draw:connector>
        <draw:connector draw:style-name="gr2" draw:text-style-name="P2" draw:layer="layout" draw:type="line" svg:x1="12.75cm" svg:y1="7.26cm" svg:x2="12.875cm" svg:y2="7.005cm" draw:start-shape="id93" draw:start-glue-point="11" draw:end-shape="id94" draw:end-glue-point="7" svg:d="M12750 7260l125-255" svg:viewBox="0 0 126 256">
          <text:p/>
        </draw:connector>
        <draw:connector draw:style-name="gr2" draw:text-style-name="P2" draw:layer="layout" draw:type="line" svg:x1="13.055cm" svg:y1="6.825cm" svg:x2="13.18cm" svg:y2="6.17cm" draw:start-shape="id94" draw:start-glue-point="11" draw:end-shape="id95" draw:end-glue-point="7" svg:d="M13055 6825l125-655" svg:viewBox="0 0 126 656">
          <text:p/>
        </draw:connector>
        <draw:connector draw:style-name="gr2" draw:text-style-name="P2" draw:layer="layout" draw:type="line" svg:x1="12.75cm" svg:y1="8.53cm" svg:x2="12.875cm" svg:y2="8.275cm" draw:start-shape="id96" draw:start-glue-point="11" draw:end-shape="id97" draw:end-glue-point="7" svg:d="M12750 8530l125-255" svg:viewBox="0 0 126 256">
          <text:p/>
        </draw:connector>
        <draw:connector draw:style-name="gr2" draw:text-style-name="P2" draw:layer="layout" draw:type="line" svg:x1="13.055cm" svg:y1="8.095cm" svg:x2="13.18cm" svg:y2="7.44cm" draw:start-shape="id97" draw:start-glue-point="11" draw:end-shape="id98" draw:end-glue-point="7" svg:d="M13055 8095l125-655" svg:viewBox="0 0 126 656">
          <text:p/>
        </draw:connector>
        <draw:connector draw:style-name="gr2" draw:text-style-name="P2" draw:layer="layout" draw:type="line" svg:x1="13.36cm" svg:y1="7.26cm" svg:x2="13.815cm" svg:y2="6.605cm" draw:start-shape="id98" draw:start-glue-point="11" draw:end-shape="id99" draw:end-glue-point="7" svg:d="M13360 7260l455-655" svg:viewBox="0 0 456 656">
          <text:p/>
        </draw:connector>
        <draw:connector draw:style-name="gr2" draw:text-style-name="P2" draw:layer="layout" draw:type="line" svg:x1="13.36cm" svg:y1="8.53cm" svg:x2="13.815cm" svg:y2="7.875cm" draw:start-shape="id100" draw:start-glue-point="11" draw:end-shape="id101" draw:end-glue-point="7" svg:d="M13360 8530l455-655" svg:viewBox="0 0 456 656">
          <text:p/>
        </draw:connector>
        <draw:connector draw:style-name="gr2" draw:text-style-name="P2" draw:layer="layout" draw:type="line" svg:x1="13.995cm" svg:y1="7.695cm" svg:x2="14.12cm" svg:y2="7.04cm" draw:start-shape="id101" draw:start-glue-point="11" draw:end-shape="id102" draw:end-glue-point="7" svg:d="M13995 7695l125-655" svg:viewBox="0 0 126 656">
          <text:p/>
        </draw:connector>
        <draw:connector draw:style-name="gr2" draw:text-style-name="P2" draw:layer="layout" draw:type="line" svg:x1="14.3cm" svg:y1="8.13cm" svg:x2="14.425cm" svg:y2="7.875cm" draw:start-shape="id103" draw:start-glue-point="11" draw:end-shape="id104" draw:end-glue-point="7" svg:d="M14300 8130l125-255" svg:viewBox="0 0 126 256">
          <text:p/>
        </draw:connector>
        <draw:connector draw:style-name="gr2" draw:text-style-name="P2" draw:layer="layout" draw:type="line" svg:x1="14.605cm" svg:y1="7.695cm" svg:x2="15.06cm" svg:y2="7.44cm" draw:start-shape="id104" draw:start-glue-point="11" draw:end-shape="id105" draw:end-glue-point="7" svg:d="M14605 7695l455-255" svg:viewBox="0 0 456 256">
          <text:p/>
        </draw:connector>
        <draw:connector draw:style-name="gr2" draw:text-style-name="P2" draw:layer="layout" draw:type="line" svg:x1="15.24cm" svg:y1="7.26cm" svg:x2="15.365cm" svg:y2="7.005cm" draw:start-shape="id105" draw:start-glue-point="11" draw:end-shape="id106" draw:end-glue-point="7" svg:d="M15240 7260l125-255" svg:viewBox="0 0 126 256">
          <text:p/>
        </draw:connector>
        <draw:connector draw:style-name="gr2" draw:text-style-name="P2" draw:layer="layout" draw:type="line" svg:x1="15.545cm" svg:y1="6.825cm" svg:x2="15.67cm" svg:y2="6.17cm" draw:start-shape="id106" draw:start-glue-point="11" draw:end-shape="id107" draw:end-glue-point="7" svg:d="M15545 6825l125-655" svg:viewBox="0 0 126 656">
          <text:p/>
        </draw:connector>
        <draw:connector draw:style-name="gr2" draw:text-style-name="P2" draw:layer="layout" draw:type="line" svg:x1="15.85cm" svg:y1="5.99cm" svg:x2="16.305cm" svg:y2="5.335cm" draw:start-shape="id107" draw:start-glue-point="11" draw:end-shape="id108" draw:end-glue-point="7" svg:d="M15850 5990l455-655" svg:viewBox="0 0 456 656">
          <text:p/>
        </draw:connector>
        <draw:connector draw:style-name="gr2" draw:text-style-name="P2" draw:layer="layout" draw:type="line" svg:x1="16.485cm" svg:y1="5.155cm" svg:x2="16.61cm" svg:y2="4.5cm" draw:start-shape="id108" draw:start-glue-point="11" draw:end-shape="id109" draw:end-glue-point="7" svg:d="M16485 5155l125-655" svg:viewBox="0 0 126 656">
          <text:p/>
        </draw:connector>
        <draw:connector draw:style-name="gr2" draw:text-style-name="P2" draw:layer="layout" draw:type="line" svg:x1="15.24cm" svg:y1="8.53cm" svg:x2="15.365cm" svg:y2="8.275cm" draw:start-shape="id110" draw:start-glue-point="11" draw:end-shape="id111" draw:end-glue-point="7" svg:d="M15240 8530l125-255" svg:viewBox="0 0 126 256">
          <text:p/>
        </draw:connector>
        <draw:connector draw:style-name="gr2" draw:text-style-name="P2" draw:layer="layout" draw:type="line" svg:x1="15.545cm" svg:y1="8.095cm" svg:x2="15.67cm" svg:y2="7.44cm" draw:start-shape="id111" draw:start-glue-point="11" draw:end-shape="id112" draw:end-glue-point="7" svg:d="M15545 8095l125-655" svg:viewBox="0 0 126 656">
          <text:p/>
        </draw:connector>
        <draw:connector draw:style-name="gr2" draw:text-style-name="P2" draw:layer="layout" draw:type="line" svg:x1="15.85cm" svg:y1="7.26cm" svg:x2="16.305cm" svg:y2="6.605cm" draw:start-shape="id112" draw:start-glue-point="11" draw:end-shape="id113" draw:end-glue-point="7" svg:d="M15850 7260l455-655" svg:viewBox="0 0 456 656">
          <text:p/>
        </draw:connector>
        <draw:connector draw:style-name="gr2" draw:text-style-name="P2" draw:layer="layout" draw:type="line" svg:x1="16.485cm" svg:y1="6.425cm" svg:x2="16.61cm" svg:y2="5.77cm" draw:start-shape="id113" draw:start-glue-point="11" draw:end-shape="id114" draw:end-glue-point="7" svg:d="M16485 6425l125-655" svg:viewBox="0 0 126 656">
          <text:p/>
        </draw:connector>
        <draw:connector draw:style-name="gr2" draw:text-style-name="P2" draw:layer="layout" draw:type="line" svg:x1="15.85cm" svg:y1="8.53cm" svg:x2="16.305cm" svg:y2="7.875cm" draw:start-shape="id115" draw:start-glue-point="11" draw:end-shape="id116" draw:end-glue-point="7" svg:d="M15850 8530l455-655" svg:viewBox="0 0 456 656">
          <text:p/>
        </draw:connector>
        <draw:connector draw:style-name="gr2" draw:text-style-name="P2" draw:layer="layout" draw:type="line" svg:x1="16.485cm" svg:y1="7.695cm" svg:x2="16.61cm" svg:y2="7.04cm" draw:start-shape="id116" draw:start-glue-point="11" draw:end-shape="id117" draw:end-glue-point="7" svg:d="M16485 7695l125-655" svg:viewBox="0 0 126 656">
          <text:p/>
        </draw:connector>
        <draw:connector draw:style-name="gr2" draw:text-style-name="P2" draw:layer="layout" draw:type="line" svg:x1="14.3cm" svg:y1="6.86cm" svg:x2="14.425cm" svg:y2="6.605cm" draw:start-shape="id102" draw:start-glue-point="11" draw:end-shape="id118" draw:end-glue-point="7" svg:d="M14300 6860l125-255" svg:viewBox="0 0 126 256">
          <text:p/>
        </draw:connector>
        <draw:connector draw:style-name="gr2" draw:text-style-name="P2" draw:layer="layout" draw:type="line" svg:x1="14.605cm" svg:y1="6.425cm" svg:x2="15.06cm" svg:y2="6.17cm" draw:start-shape="id118" draw:start-glue-point="11" draw:end-shape="id119" draw:end-glue-point="7" svg:d="M14605 6425l455-255" svg:viewBox="0 0 456 256">
          <text:p/>
        </draw:connector>
        <draw:connector draw:style-name="gr2" draw:text-style-name="P2" draw:layer="layout" draw:type="line" svg:x1="15.24cm" svg:y1="5.99cm" svg:x2="15.365cm" svg:y2="5.735cm" draw:start-shape="id119" draw:start-glue-point="11" draw:end-shape="id120" draw:end-glue-point="7" svg:d="M15240 5990l125-255" svg:viewBox="0 0 126 256">
          <text:p/>
        </draw:connector>
        <draw:connector draw:style-name="gr2" draw:text-style-name="P2" draw:layer="layout" draw:type="line" svg:x1="15.67cm" svg:y1="4.9cm" svg:x2="15.545cm" svg:y2="5.555cm" draw:start-shape="id121" draw:start-glue-point="7" draw:end-shape="id120" draw:end-glue-point="11" svg:d="M15670 4900l-125 655" svg:viewBox="0 0 126 656">
          <text:p/>
        </draw:connector>
        <draw:connector draw:style-name="gr2" draw:text-style-name="P2" draw:layer="layout" draw:type="line" svg:x1="13.995cm" svg:y1="6.425cm" svg:x2="14.12cm" svg:y2="5.77cm" draw:start-shape="id99" draw:start-glue-point="11" draw:end-shape="id122" draw:end-glue-point="7" svg:d="M13995 6425l125-655" svg:viewBox="0 0 126 656">
          <text:p/>
        </draw:connector>
        <draw:connector draw:style-name="gr2" draw:text-style-name="P2" draw:layer="layout" draw:type="line" svg:x1="14.3cm" svg:y1="5.59cm" svg:x2="14.425cm" svg:y2="5.335cm" draw:start-shape="id122" draw:start-glue-point="11" draw:end-shape="id123" draw:end-glue-point="7" svg:d="M14300 5590l125-255" svg:viewBox="0 0 126 256">
          <text:p/>
        </draw:connector>
        <draw:connector draw:style-name="gr2" draw:text-style-name="P2" draw:layer="layout" draw:type="line" svg:x1="14.605cm" svg:y1="5.155cm" svg:x2="15.06cm" svg:y2="4.9cm" draw:start-shape="id123" draw:start-glue-point="11" draw:end-shape="id124" draw:end-glue-point="7" svg:d="M14605 5155l455-255" svg:viewBox="0 0 456 256">
          <text:p/>
        </draw:connector>
        <draw:connector draw:style-name="gr2" draw:text-style-name="P2" draw:layer="layout" draw:type="line" svg:x1="15.24cm" svg:y1="4.72cm" svg:x2="15.365cm" svg:y2="4.465cm" draw:start-shape="id124" draw:start-glue-point="11" draw:end-shape="id125" draw:end-glue-point="7" svg:d="M15240 4720l125-255" svg:viewBox="0 0 126 256">
          <text:p/>
        </draw:connector>
        <draw:connector draw:style-name="gr2" draw:text-style-name="P2" draw:layer="layout" draw:type="line" svg:x1="13.36cm" svg:y1="5.99cm" svg:x2="13.815cm" svg:y2="5.335cm" draw:start-shape="id95" draw:start-glue-point="11" draw:end-shape="id126" draw:end-glue-point="7" svg:d="M13360 5990l455-655" svg:viewBox="0 0 456 656">
          <text:p/>
        </draw:connector>
        <draw:connector draw:style-name="gr2" draw:text-style-name="P2" draw:layer="layout" draw:type="line" svg:x1="13.995cm" svg:y1="5.155cm" svg:x2="14.12cm" svg:y2="4.5cm" draw:start-shape="id126" draw:start-glue-point="11" draw:end-shape="id127" draw:end-glue-point="7" svg:d="M13995 5155l125-655" svg:viewBox="0 0 126 656">
          <text:p/>
        </draw:connector>
        <draw:connector draw:style-name="gr2" draw:text-style-name="P2" draw:layer="layout" draw:type="line" svg:x1="14.3cm" svg:y1="4.32cm" svg:x2="14.425cm" svg:y2="4.065cm" draw:start-shape="id127" draw:start-glue-point="11" draw:end-shape="id128" draw:end-glue-point="7" svg:d="M14300 4320l125-255" svg:viewBox="0 0 126 256">
          <text:p/>
        </draw:connector>
        <draw:connector draw:style-name="gr2" draw:text-style-name="P2" draw:layer="layout" draw:type="line" svg:x1="13.995cm" svg:y1="3.885cm" svg:x2="14.12cm" svg:y2="3.23cm" draw:start-shape="id90" draw:start-glue-point="11" draw:end-shape="id129" draw:end-glue-point="7" svg:d="M13995 3885l125-655" svg:viewBox="0 0 126 656">
          <text:p/>
        </draw:connector>
        <draw:connector draw:style-name="gr2" draw:text-style-name="P2" draw:layer="layout" draw:type="line" svg:x1="14.605cm" svg:y1="3.885cm" svg:x2="15.06cm" svg:y2="3.63cm" draw:start-shape="id128" draw:start-glue-point="11" draw:end-shape="id130" draw:end-glue-point="7" svg:d="M14605 3885l455-255" svg:viewBox="0 0 456 256">
          <text:p/>
        </draw:connector>
        <draw:connector draw:style-name="gr2" draw:text-style-name="P2" draw:layer="layout" draw:type="line" svg:x1="15.24cm" svg:y1="3.45cm" svg:x2="15.365cm" svg:y2="3.195cm" draw:start-shape="id130" draw:start-glue-point="11" draw:end-shape="id131" draw:end-glue-point="7" svg:d="M15240 3450l125-255" svg:viewBox="0 0 126 256">
          <text:p/>
        </draw:connector>
        <draw:connector draw:style-name="gr2" draw:text-style-name="P2" draw:layer="layout" draw:type="line" svg:x1="15.545cm" svg:y1="3.015cm" svg:x2="15.67cm" svg:y2="2.36cm" draw:start-shape="id131" draw:start-glue-point="11" draw:end-shape="id132" draw:end-glue-point="7" svg:d="M15545 3015l125-655" svg:viewBox="0 0 126 656">
          <text:p/>
        </draw:connector>
        <draw:connector draw:style-name="gr2" draw:text-style-name="P2" draw:layer="layout" draw:type="line" svg:x1="15.85cm" svg:y1="2.18cm" svg:x2="16.305cm" svg:y2="1.525cm" draw:start-shape="id132" draw:start-glue-point="11" draw:end-shape="id133" draw:end-glue-point="7" svg:d="M15850 2180l455-655" svg:viewBox="0 0 456 656">
          <text:p/>
        </draw:connector>
        <draw:connector draw:style-name="gr2" draw:text-style-name="P2" draw:layer="layout" draw:type="line" svg:x1="15.545cm" svg:y1="4.285cm" svg:x2="15.67cm" svg:y2="3.63cm" draw:start-shape="id125" draw:start-glue-point="11" draw:end-shape="id134" draw:end-glue-point="7" svg:d="M15545 4285l125-655" svg:viewBox="0 0 126 656">
          <text:p/>
        </draw:connector>
        <draw:connector draw:style-name="gr2" draw:text-style-name="P2" draw:layer="layout" draw:type="line" svg:x1="15.85cm" svg:y1="4.72cm" svg:x2="16.305cm" svg:y2="4.065cm" draw:start-shape="id121" draw:start-glue-point="11" draw:end-shape="id135" draw:end-glue-point="7" svg:d="M15850 4720l455-655" svg:viewBox="0 0 456 656">
          <text:p/>
        </draw:connector>
        <draw:connector draw:style-name="gr2" draw:text-style-name="P2" draw:layer="layout" draw:type="line" svg:x1="15.85cm" svg:y1="3.45cm" svg:x2="16.305cm" svg:y2="2.795cm" draw:start-shape="id134" draw:start-glue-point="11" draw:end-shape="id136" draw:end-glue-point="7" svg:d="M15850 3450l455-655" svg:viewBox="0 0 456 656">
          <text:p/>
        </draw:connector>
        <draw:connector draw:style-name="gr2" draw:text-style-name="P2" draw:layer="layout" draw:type="line" svg:x1="16.485cm" svg:y1="3.885cm" svg:x2="16.61cm" svg:y2="3.23cm" draw:start-shape="id135" draw:start-glue-point="11" draw:end-shape="id137" draw:end-glue-point="7" svg:d="M16485 3885l125-655" svg:viewBox="0 0 126 656">
          <text:p/>
        </draw:connector>
        <draw:connector draw:style-name="gr2" draw:text-style-name="P2" draw:layer="layout" draw:type="line" svg:x1="16.61cm" svg:y1="1.96cm" svg:x2="16.485cm" svg:y2="2.615cm" draw:start-shape="id138" draw:start-glue-point="7" draw:end-shape="id136" draw:end-glue-point="11" svg:d="M16610 1960l-125 655" svg:viewBox="0 0 126 656">
          <text:p/>
        </draw:connector>
        <draw:connector draw:style-name="gr2" draw:text-style-name="P2" draw:layer="layout" draw:type="line" svg:x1="15.365cm" svg:y1="1.925cm" svg:x2="15.24cm" svg:y2="2.18cm" draw:start-shape="id139" draw:start-glue-point="7" draw:end-shape="id140" draw:end-glue-point="11" svg:d="M15365 1925l-125 255" svg:viewBox="0 0 126 256">
          <text:p/>
        </draw:connector>
        <draw:connector draw:style-name="gr2" draw:text-style-name="P2" draw:layer="layout" draw:type="line" svg:x1="15.06cm" svg:y1="2.36cm" svg:x2="14.605cm" svg:y2="2.615cm" draw:start-shape="id140" draw:start-glue-point="7" draw:end-shape="id141" draw:end-glue-point="11" svg:d="M15060 2360l-455 255" svg:viewBox="0 0 456 256">
          <text:p/>
        </draw:connector>
        <draw:connector draw:style-name="gr2" draw:text-style-name="P2" draw:layer="layout" draw:type="line" svg:x1="14.425cm" svg:y1="2.795cm" svg:x2="14.3cm" svg:y2="3.05cm" draw:start-shape="id141" draw:start-glue-point="7" draw:end-shape="id129" draw:end-glue-point="11" svg:d="M14425 2795l-125 255" svg:viewBox="0 0 126 256">
          <text:p/>
        </draw:connector>
        <draw:connector draw:style-name="gr2" draw:text-style-name="P2" draw:layer="layout" draw:type="line" svg:x1="13.36cm" svg:y1="3.45cm" svg:x2="13.815cm" svg:y2="2.795cm" draw:start-shape="id84" draw:start-glue-point="11" draw:end-shape="id142" draw:end-glue-point="7" svg:d="M13360 3450l455-655" svg:viewBox="0 0 456 656">
          <text:p/>
        </draw:connector>
        <draw:connector draw:style-name="gr2" draw:text-style-name="P2" draw:layer="layout" draw:type="line" svg:x1="13.995cm" svg:y1="2.615cm" svg:x2="14.12cm" svg:y2="1.96cm" draw:start-shape="id142" draw:start-glue-point="11" draw:end-shape="id143" draw:end-glue-point="7" svg:d="M13995 2615l125-655" svg:viewBox="0 0 126 656">
          <text:p/>
        </draw:connector>
        <draw:connector draw:style-name="gr2" draw:text-style-name="P2" draw:layer="layout" draw:type="line" svg:x1="14.3cm" svg:y1="1.78cm" svg:x2="14.425cm" svg:y2="1.525cm" draw:start-shape="id143" draw:start-glue-point="11" draw:end-shape="id144" draw:end-glue-point="7" svg:d="M14300 1780l125-255" svg:viewBox="0 0 126 256">
          <text:p/>
        </draw:connector>
        <draw:connector draw:style-name="gr2" draw:text-style-name="P2" draw:layer="layout" draw:type="line" svg:x1="13.815cm" svg:y1="1.525cm" svg:x2="13.36cm" svg:y2="2.18cm" draw:start-shape="id145" draw:start-glue-point="7" draw:end-shape="id146" draw:end-glue-point="11" svg:d="M13815 1525l-455 655" svg:viewBox="0 0 456 656">
          <text:p/>
        </draw:connector>
        <draw:connector draw:style-name="gr2" draw:text-style-name="P2" draw:layer="layout" draw:type="line" svg:x1="13.18cm" svg:y1="2.36cm" svg:x2="13.055cm" svg:y2="3.015cm" draw:start-shape="id146" draw:start-glue-point="7" draw:end-shape="id79" draw:end-glue-point="11" svg:d="M13180 2360l-125 655" svg:viewBox="0 0 126 656">
          <text:p/>
        </draw:connector>
        <draw:connector draw:style-name="gr2" draw:text-style-name="P2" draw:layer="layout" draw:type="line" svg:x1="12.115cm" svg:y1="2.615cm" svg:x2="12.57cm" svg:y2="2.36cm" draw:start-shape="id74" draw:start-glue-point="11" draw:end-shape="id147" draw:end-glue-point="7" svg:d="M12115 2615l455-255" svg:viewBox="0 0 456 256">
          <text:p/>
        </draw:connector>
        <draw:connector draw:style-name="gr2" draw:text-style-name="P2" draw:layer="layout" draw:type="line" svg:x1="12.75cm" svg:y1="2.18cm" svg:x2="12.875cm" svg:y2="1.925cm" draw:start-shape="id147" draw:start-glue-point="11" draw:end-shape="id148" draw:end-glue-point="7" svg:d="M12750 2180l125-255" svg:viewBox="0 0 126 256">
          <text:p/>
        </draw:connector>
        <draw:connector draw:style-name="gr2" draw:text-style-name="P2" draw:layer="layout" draw:type="line" svg:x1="11.935cm" svg:y1="1.525cm" svg:x2="11.81cm" svg:y2="1.78cm" draw:start-shape="id149" draw:start-glue-point="7" draw:end-shape="id150" draw:end-glue-point="11" svg:d="M11935 1525l-125 255" svg:viewBox="0 0 126 256">
          <text:p/>
        </draw:connector>
        <draw:connector draw:style-name="gr2" draw:text-style-name="P2" draw:layer="layout" draw:type="line" svg:x1="10.565cm" svg:y1="3.015cm" svg:x2="10.69cm" svg:y2="2.36cm" draw:start-shape="id69" draw:start-glue-point="11" draw:end-shape="id151" draw:end-glue-point="7" svg:d="M10565 3015l125-655" svg:viewBox="0 0 126 656">
          <text:p/>
        </draw:connector>
        <draw:connector draw:style-name="gr2" draw:text-style-name="P2" draw:layer="layout" draw:type="line" svg:x1="10.87cm" svg:y1="2.18cm" svg:x2="11.325cm" svg:y2="1.525cm" draw:start-shape="id151" draw:start-glue-point="11" draw:end-shape="id152" draw:end-glue-point="7" svg:d="M10870 2180l455-655" svg:viewBox="0 0 456 656">
          <text:p/>
        </draw:connector>
        <draw:connector draw:style-name="gr2" draw:text-style-name="P2" draw:layer="layout" draw:type="line" svg:x1="11.505cm" svg:y1="2.615cm" svg:x2="11.645cm" svg:y2="1.96cm" draw:start-shape="id66" draw:start-glue-point="11" svg:d="M11505 2615l140-655" svg:viewBox="0 0 141 656">
          <text:p/>
        </draw:connector>
        <draw:connector draw:style-name="gr3" draw:text-style-name="P2" draw:layer="layout" draw:type="line" svg:x1="6.525cm" svg:y1="1.525cm" svg:x2="6.65cm" svg:y2="1.78cm" draw:start-shape="id153" draw:start-glue-point="9" draw:end-shape="id29" draw:end-glue-point="5" svg:d="M6525 1525l125 255" svg:viewBox="0 0 126 256">
          <text:p/>
        </draw:connector>
        <draw:connector draw:style-name="gr3" draw:text-style-name="P2" draw:layer="layout" draw:type="line" svg:x1="6.83cm" svg:y1="1.96cm" svg:x2="6.955cm" svg:y2="2.615cm" draw:start-shape="id29" draw:start-glue-point="9" draw:end-shape="id27" draw:end-glue-point="5" svg:d="M6830 1960l125 655" svg:viewBox="0 0 126 656">
          <text:p/>
        </draw:connector>
        <draw:connector draw:style-name="gr3" draw:text-style-name="P2" draw:layer="layout" draw:type="line" svg:x1="7.135cm" svg:y1="2.795cm" svg:x2="7.59cm" svg:y2="3.45cm" draw:start-shape="id27" draw:start-glue-point="9" draw:end-shape="id22" draw:end-glue-point="5" svg:d="M7135 2795l455 655" svg:viewBox="0 0 456 656">
          <text:p/>
        </draw:connector>
        <draw:connector draw:style-name="gr3" draw:text-style-name="P2" draw:layer="layout" draw:type="line" svg:x1="6.525cm" svg:y1="2.795cm" svg:x2="6.65cm" svg:y2="3.05cm" draw:start-shape="id28" draw:start-glue-point="9" draw:end-shape="id20" draw:end-glue-point="5" svg:d="M6525 2795l125 255" svg:viewBox="0 0 126 256">
          <text:p/>
        </draw:connector>
        <draw:connector draw:style-name="gr3" draw:text-style-name="P2" draw:layer="layout" draw:type="line" svg:x1="6.83cm" svg:y1="3.23cm" svg:x2="6.955cm" svg:y2="3.885cm" draw:start-shape="id20" draw:start-glue-point="9" draw:end-shape="id21" draw:end-glue-point="5" svg:d="M6830 3230l125 655" svg:viewBox="0 0 126 656">
          <text:p/>
        </draw:connector>
        <draw:connector draw:style-name="gr3" draw:text-style-name="P2" draw:layer="layout" draw:type="line" svg:x1="7.135cm" svg:y1="1.525cm" svg:x2="7.59cm" svg:y2="2.18cm" draw:start-shape="id31" draw:start-glue-point="9" draw:end-shape="id30" draw:end-glue-point="5" svg:d="M7135 1525l455 655" svg:viewBox="0 0 456 656">
          <text:p/>
        </draw:connector>
        <draw:connector draw:style-name="gr3" draw:text-style-name="P2" draw:layer="layout" draw:type="line" svg:x1="7.77cm" svg:y1="2.36cm" svg:x2="7.895cm" svg:y2="3.015cm" draw:start-shape="id30" draw:start-glue-point="9" draw:end-shape="id26" draw:end-glue-point="5" svg:d="M7770 2360l125 655" svg:viewBox="0 0 126 656">
          <text:p/>
        </draw:connector>
        <draw:connector draw:style-name="gr3" draw:text-style-name="P2" draw:layer="layout" draw:type="line" svg:x1="8.075cm" svg:y1="3.195cm" svg:x2="8.2cm" svg:y2="3.45cm" draw:start-shape="id26" draw:start-glue-point="9" draw:end-shape="id25" draw:end-glue-point="5" svg:d="M8075 3195l125 255" svg:viewBox="0 0 126 256">
          <text:p/>
        </draw:connector>
        <draw:connector draw:style-name="gr3" draw:text-style-name="P2" draw:layer="layout" draw:type="line" svg:x1="8.075cm" svg:y1="1.925cm" svg:x2="8.2cm" svg:y2="2.18cm" draw:start-shape="id32" draw:start-glue-point="9" draw:end-shape="id33" draw:end-glue-point="5" svg:d="M8075 1925l125 255" svg:viewBox="0 0 126 256">
          <text:p/>
        </draw:connector>
        <draw:connector draw:style-name="gr3" draw:text-style-name="P2" draw:layer="layout" draw:type="line" svg:x1="8.38cm" svg:y1="2.36cm" svg:x2="8.835cm" svg:y2="2.615cm" draw:start-shape="id33" draw:start-glue-point="9" draw:end-shape="id35" draw:end-glue-point="5" svg:d="M8380 2360l455 255" svg:viewBox="0 0 456 256">
          <text:p/>
        </draw:connector>
        <draw:connector draw:style-name="gr3" draw:text-style-name="P2" draw:layer="layout" draw:type="line" svg:x1="9.015cm" svg:y1="2.795cm" svg:x2="9.14cm" svg:y2="3.05cm" draw:start-shape="id35" draw:start-glue-point="9" draw:end-shape="id37" draw:end-glue-point="5" svg:d="M9015 2795l125 255" svg:viewBox="0 0 126 256">
          <text:p/>
        </draw:connector>
        <draw:connector draw:style-name="gr3" draw:text-style-name="P2" draw:layer="layout" draw:type="line" svg:x1="9.015cm" svg:y1="1.525cm" svg:x2="9.14cm" svg:y2="1.78cm" draw:start-shape="id34" draw:start-glue-point="9" draw:end-shape="id36" draw:end-glue-point="5" svg:d="M9015 1525l125 255" svg:viewBox="0 0 126 256">
          <text:p/>
        </draw:connector>
        <draw:connector draw:style-name="gr3" draw:text-style-name="P2" draw:layer="layout" draw:type="line" svg:x1="9.32cm" svg:y1="1.96cm" svg:x2="9.46cm" svg:y2="2.615cm" draw:start-shape="id36" draw:start-glue-point="9" svg:d="M9320 1960l140 655" svg:viewBox="0 0 141 656">
          <text:p/>
        </draw:connector>
        <draw:connector draw:style-name="gr3" draw:text-style-name="P2" draw:layer="layout" draw:type="line" svg:x1="7.77cm" svg:y1="3.63cm" svg:x2="7.895cm" svg:y2="4.285cm" draw:start-shape="id22" draw:start-glue-point="9" draw:end-shape="id23" draw:end-glue-point="5" svg:d="M7770 3630l125 655" svg:viewBox="0 0 126 656">
          <text:p/>
        </draw:connector>
        <draw:connector draw:style-name="gr3" draw:text-style-name="P2" draw:layer="layout" draw:type="line" svg:x1="7.135cm" svg:y1="4.065cm" svg:x2="7.59cm" svg:y2="4.72cm" draw:start-shape="id21" draw:start-glue-point="9" draw:end-shape="id16" draw:end-glue-point="5" svg:d="M7135 4065l455 655" svg:viewBox="0 0 456 656">
          <text:p/>
        </draw:connector>
        <draw:connector draw:style-name="gr3" draw:text-style-name="P2" draw:layer="layout" draw:type="line" svg:x1="6.525cm" svg:y1="4.065cm" svg:x2="6.65cm" svg:y2="4.32cm" draw:start-shape="id19" draw:start-glue-point="9" draw:end-shape="id18" draw:end-glue-point="5" svg:d="M6525 4065l125 255" svg:viewBox="0 0 126 256">
          <text:p/>
        </draw:connector>
        <draw:connector draw:style-name="gr3" draw:text-style-name="P2" draw:layer="layout" draw:type="line" svg:x1="6.83cm" svg:y1="4.5cm" svg:x2="6.955cm" svg:y2="5.155cm" draw:start-shape="id18" draw:start-glue-point="9" draw:end-shape="id15" draw:end-glue-point="5" svg:d="M6830 4500l125 655" svg:viewBox="0 0 126 656">
          <text:p/>
        </draw:connector>
        <draw:connector draw:style-name="gr3" draw:text-style-name="P2" draw:layer="layout" draw:type="line" svg:x1="6.525cm" svg:y1="5.335cm" svg:x2="6.65cm" svg:y2="5.59cm" draw:start-shape="id17" draw:start-glue-point="9" draw:end-shape="id14" draw:end-glue-point="5" svg:d="M6525 5335l125 255" svg:viewBox="0 0 126 256">
          <text:p/>
        </draw:connector>
        <draw:connector draw:style-name="gr3" draw:text-style-name="P2" draw:layer="layout" draw:type="line" svg:x1="6.83cm" svg:y1="5.77cm" svg:x2="6.955cm" svg:y2="6.425cm" draw:start-shape="id14" draw:start-glue-point="9" draw:end-shape="id9" draw:end-glue-point="5" svg:d="M6830 5770l125 655" svg:viewBox="0 0 126 656">
          <text:p/>
        </draw:connector>
        <draw:connector draw:style-name="gr3" draw:text-style-name="P2" draw:layer="layout" draw:type="line" svg:x1="7.135cm" svg:y1="5.335cm" svg:x2="7.59cm" svg:y2="5.99cm" draw:start-shape="id15" draw:start-glue-point="9" draw:end-shape="id10" draw:end-glue-point="5" svg:d="M7135 5335l455 655" svg:viewBox="0 0 456 656">
          <text:p/>
        </draw:connector>
        <draw:connector draw:style-name="gr3" draw:text-style-name="P2" draw:layer="layout" draw:type="line" svg:x1="7.77cm" svg:y1="4.9cm" svg:x2="7.895cm" svg:y2="5.555cm" draw:start-shape="id16" draw:start-glue-point="9" draw:end-shape="id11" draw:end-glue-point="5" svg:d="M7770 4900l125 655" svg:viewBox="0 0 126 656">
          <text:p/>
        </draw:connector>
        <draw:connector draw:style-name="gr3" draw:text-style-name="P2" draw:layer="layout" draw:type="line" svg:x1="8.075cm" svg:y1="4.465cm" svg:x2="8.2cm" svg:y2="4.72cm" draw:start-shape="id23" draw:start-glue-point="9" draw:end-shape="id12" draw:end-glue-point="5" svg:d="M8075 4465l125 255" svg:viewBox="0 0 126 256">
          <text:p/>
        </draw:connector>
        <draw:connector draw:style-name="gr3" draw:text-style-name="P2" draw:layer="layout" draw:type="line" svg:x1="8.38cm" svg:y1="4.9cm" svg:x2="8.835cm" svg:y2="5.155cm" draw:start-shape="id12" draw:start-glue-point="9" draw:end-shape="id6" draw:end-glue-point="5" svg:d="M8380 4900l455 255" svg:viewBox="0 0 456 256">
          <text:p/>
        </draw:connector>
        <draw:connector draw:style-name="gr3" draw:text-style-name="P2" draw:layer="layout" draw:type="line" svg:x1="9.015cm" svg:y1="5.335cm" svg:x2="9.14cm" svg:y2="5.59cm" draw:start-shape="id6" draw:start-glue-point="9" draw:end-shape="id45" draw:end-glue-point="5" svg:d="M9015 5335l125 255" svg:viewBox="0 0 126 256">
          <text:p/>
        </draw:connector>
        <draw:connector draw:style-name="gr3" draw:text-style-name="P2" draw:layer="layout" draw:type="line" svg:x1="9.32cm" svg:y1="5.77cm" svg:x2="9.46cm" svg:y2="6.425cm" draw:start-shape="id45" draw:start-glue-point="9" svg:d="M9320 5770l140 655" svg:viewBox="0 0 141 656">
          <text:p/>
        </draw:connector>
        <draw:connector draw:style-name="gr3" draw:text-style-name="P2" draw:layer="layout" draw:type="line" svg:x1="8.075cm" svg:y1="5.735cm" svg:x2="8.2cm" svg:y2="5.99cm" draw:start-shape="id11" draw:start-glue-point="9" draw:end-shape="id5" draw:end-glue-point="5" svg:d="M8075 5735l125 255" svg:viewBox="0 0 126 256">
          <text:p/>
        </draw:connector>
        <draw:connector draw:style-name="gr3" draw:text-style-name="P2" draw:layer="layout" draw:type="line" svg:x1="8.38cm" svg:y1="6.17cm" svg:x2="8.835cm" svg:y2="6.425cm" draw:start-shape="id5" draw:start-glue-point="9" draw:end-shape="id44" draw:end-glue-point="5" svg:d="M8380 6170l455 255" svg:viewBox="0 0 456 256">
          <text:p/>
        </draw:connector>
        <draw:connector draw:style-name="gr3" draw:text-style-name="P2" draw:layer="layout" draw:type="line" svg:x1="7.77cm" svg:y1="6.17cm" svg:x2="7.895cm" svg:y2="6.825cm" draw:start-shape="id10" draw:start-glue-point="9" draw:end-shape="id4" draw:end-glue-point="5" svg:d="M7770 6170l125 655" svg:viewBox="0 0 126 656">
          <text:p/>
        </draw:connector>
        <draw:connector draw:style-name="gr3" draw:text-style-name="P2" draw:layer="layout" draw:type="line" svg:x1="8.38cm" svg:y1="3.63cm" svg:x2="8.835cm" svg:y2="3.885cm" draw:start-shape="id25" draw:start-glue-point="9" draw:end-shape="id24" draw:end-glue-point="5" svg:d="M8380 3630l455 255" svg:viewBox="0 0 456 256">
          <text:p/>
        </draw:connector>
        <draw:connector draw:style-name="gr3" draw:text-style-name="P2" draw:layer="layout" draw:type="line" svg:x1="9.015cm" svg:y1="4.065cm" svg:x2="9.14cm" svg:y2="4.32cm" draw:start-shape="id24" draw:start-glue-point="9" draw:end-shape="id7" draw:end-glue-point="5" svg:d="M9015 4065l125 255" svg:viewBox="0 0 126 256">
          <text:p/>
        </draw:connector>
        <draw:connector draw:style-name="gr3" draw:text-style-name="P2" draw:layer="layout" draw:type="line" svg:x1="9.32cm" svg:y1="4.5cm" svg:x2="9.46cm" svg:y2="5.155cm" draw:start-shape="id7" draw:start-glue-point="9" svg:d="M9320 4500l140 655" svg:viewBox="0 0 141 656">
          <text:p/>
        </draw:connector>
        <draw:connector draw:style-name="gr3" draw:text-style-name="P2" draw:layer="layout" draw:type="line" svg:x1="9.625cm" svg:y1="5.335cm" svg:x2="10.08cm" svg:y2="5.99cm" draw:start-shape="id62" draw:start-glue-point="9" draw:end-shape="id50" draw:end-glue-point="5" svg:d="M9625 5335l455 655" svg:viewBox="0 0 456 656">
          <text:p/>
        </draw:connector>
        <draw:connector draw:style-name="gr3" draw:text-style-name="P2" draw:layer="layout" draw:type="line" svg:x1="9.32cm" svg:y1="3.23cm" svg:x2="9.46cm" svg:y2="3.885cm" draw:start-shape="id37" draw:start-glue-point="9" svg:d="M9320 3230l140 655" svg:viewBox="0 0 141 656">
          <text:p/>
        </draw:connector>
        <draw:connector draw:style-name="gr3" draw:text-style-name="P2" draw:layer="layout" draw:type="line" svg:x1="9.625cm" svg:y1="4.065cm" svg:x2="10.08cm" svg:y2="4.72cm" draw:start-shape="id67" draw:start-glue-point="9" draw:end-shape="id63" draw:end-glue-point="5" svg:d="M9625 4065l455 655" svg:viewBox="0 0 456 656">
          <text:p/>
        </draw:connector>
        <draw:connector draw:style-name="gr3" draw:text-style-name="P2" draw:layer="layout" draw:type="line" svg:x1="10.26cm" svg:y1="4.9cm" svg:x2="10.385cm" svg:y2="5.555cm" draw:start-shape="id63" draw:start-glue-point="9" draw:end-shape="id70" draw:end-glue-point="5" svg:d="M10260 4900l125 655" svg:viewBox="0 0 126 656">
          <text:p/>
        </draw:connector>
        <draw:connector draw:style-name="gr3" draw:text-style-name="P2" draw:layer="layout" draw:type="line" svg:x1="10.26cm" svg:y1="6.17cm" svg:x2="10.385cm" svg:y2="6.825cm" draw:start-shape="id50" draw:start-glue-point="9" draw:end-shape="id54" draw:end-glue-point="5" svg:d="M10260 6170l125 655" svg:viewBox="0 0 126 656">
          <text:p/>
        </draw:connector>
        <draw:connector draw:style-name="gr3" draw:text-style-name="P2" draw:layer="layout" draw:type="line" svg:x1="10.565cm" svg:y1="5.735cm" svg:x2="10.69cm" svg:y2="5.99cm" draw:start-shape="id70" draw:start-glue-point="9" draw:end-shape="id55" draw:end-glue-point="5" svg:d="M10565 5735l125 255" svg:viewBox="0 0 126 256">
          <text:p/>
        </draw:connector>
        <draw:connector draw:style-name="gr3" draw:text-style-name="P2" draw:layer="layout" draw:type="line" svg:x1="9.625cm" svg:y1="2.795cm" svg:x2="10.08cm" svg:y2="3.45cm" draw:start-shape="id38" draw:start-glue-point="9" draw:end-shape="id68" draw:end-glue-point="5" svg:d="M9625 2795l455 655" svg:viewBox="0 0 456 656">
          <text:p/>
        </draw:connector>
        <draw:connector draw:style-name="gr3" draw:text-style-name="P2" draw:layer="layout" draw:type="line" svg:x1="10.26cm" svg:y1="3.63cm" svg:x2="10.385cm" svg:y2="4.285cm" draw:start-shape="id68" draw:start-glue-point="9" draw:end-shape="id64" draw:end-glue-point="5" svg:d="M10260 3630l125 655" svg:viewBox="0 0 126 656">
          <text:p/>
        </draw:connector>
        <draw:connector draw:style-name="gr3" draw:text-style-name="P2" draw:layer="layout" draw:type="line" svg:x1="10.565cm" svg:y1="4.465cm" svg:x2="10.69cm" svg:y2="4.72cm" draw:start-shape="id64" draw:start-glue-point="9" draw:end-shape="id71" draw:end-glue-point="5" svg:d="M10565 4465l125 255" svg:viewBox="0 0 126 256">
          <text:p/>
        </draw:connector>
        <draw:connector draw:style-name="gr3" draw:text-style-name="P2" draw:layer="layout" draw:type="line" svg:x1="10.87cm" svg:y1="4.9cm" svg:x2="11.325cm" svg:y2="5.155cm" draw:start-shape="id71" draw:start-glue-point="9" draw:end-shape="id75" draw:end-glue-point="5" svg:d="M10870 4900l455 255" svg:viewBox="0 0 456 256">
          <text:p/>
        </draw:connector>
        <draw:connector draw:style-name="gr3" draw:text-style-name="P2" draw:layer="layout" draw:type="line" svg:x1="11.505cm" svg:y1="5.335cm" svg:x2="11.645cm" svg:y2="5.59cm" draw:start-shape="id75" draw:start-glue-point="9" svg:d="M11505 5335l140 255" svg:viewBox="0 0 141 256">
          <text:p/>
        </draw:connector>
        <draw:connector draw:style-name="gr3" draw:text-style-name="P2" draw:layer="layout" draw:type="line" svg:x1="10.87cm" svg:y1="6.17cm" svg:x2="11.325cm" svg:y2="6.425cm" draw:start-shape="id55" draw:start-glue-point="9" draw:end-shape="id59" draw:end-glue-point="5" svg:d="M10870 6170l455 255" svg:viewBox="0 0 456 256">
          <text:p/>
        </draw:connector>
        <draw:connector draw:style-name="gr3" draw:text-style-name="P2" draw:layer="layout" draw:type="line" svg:x1="9.625cm" svg:y1="1.525cm" svg:x2="10.08cm" svg:y2="2.18cm" draw:start-shape="id154" draw:start-glue-point="9" draw:end-shape="id39" draw:end-glue-point="5" svg:d="M9625 1525l455 655" svg:viewBox="0 0 456 656">
          <text:p/>
        </draw:connector>
        <draw:connector draw:style-name="gr3" draw:text-style-name="P2" draw:layer="layout" draw:type="line" svg:x1="10.26cm" svg:y1="2.36cm" svg:x2="10.385cm" svg:y2="3.015cm" draw:start-shape="id39" draw:start-glue-point="9" draw:end-shape="id69" draw:end-glue-point="5" svg:d="M10260 2360l125 655" svg:viewBox="0 0 126 656">
          <text:p/>
        </draw:connector>
        <draw:connector draw:style-name="gr3" draw:text-style-name="P2" draw:layer="layout" draw:type="line" svg:x1="10.565cm" svg:y1="3.195cm" svg:x2="10.69cm" svg:y2="3.45cm" draw:start-shape="id69" draw:start-glue-point="9" draw:end-shape="id65" draw:end-glue-point="5" svg:d="M10565 3195l125 255" svg:viewBox="0 0 126 256">
          <text:p/>
        </draw:connector>
        <draw:connector draw:style-name="gr3" draw:text-style-name="P2" draw:layer="layout" draw:type="line" svg:x1="10.87cm" svg:y1="3.63cm" svg:x2="11.325cm" svg:y2="3.885cm" draw:start-shape="id65" draw:start-glue-point="9" draw:end-shape="id72" draw:end-glue-point="5" svg:d="M10870 3630l455 255" svg:viewBox="0 0 456 256">
          <text:p/>
        </draw:connector>
        <draw:connector draw:style-name="gr3" draw:text-style-name="P2" draw:layer="layout" draw:type="line" svg:x1="11.505cm" svg:y1="4.065cm" svg:x2="11.645cm" svg:y2="4.32cm" draw:start-shape="id72" draw:start-glue-point="9" svg:d="M11505 4065l140 255" svg:viewBox="0 0 141 256">
          <text:p/>
        </draw:connector>
        <draw:connector draw:style-name="gr3" draw:text-style-name="P2" draw:layer="layout" draw:type="line" svg:x1="11.81cm" svg:y1="4.5cm" svg:x2="11.935cm" svg:y2="5.155cm" draw:start-shape="id76" draw:start-glue-point="9" draw:end-shape="id81" draw:end-glue-point="5" svg:d="M11810 4500l125 655" svg:viewBox="0 0 126 656">
          <text:p/>
        </draw:connector>
        <draw:connector draw:style-name="gr3" draw:text-style-name="P2" draw:layer="layout" draw:type="line" svg:x1="6.525cm" svg:y1="7.875cm" svg:x2="6.65cm" svg:y2="8.13cm" draw:start-shape="id155" draw:start-glue-point="9" draw:end-shape="id1" draw:end-glue-point="5" svg:d="M6525 7875l125 255" svg:viewBox="0 0 126 256">
          <text:p/>
        </draw:connector>
        <draw:connector draw:style-name="gr3" draw:text-style-name="P2" draw:layer="layout" draw:type="line" svg:x1="6.525cm" svg:y1="6.605cm" svg:x2="6.65cm" svg:y2="6.86cm" draw:start-shape="id13" draw:start-glue-point="9" draw:end-shape="id8" draw:end-glue-point="5" svg:d="M6525 6605l125 255" svg:viewBox="0 0 126 256">
          <text:p/>
        </draw:connector>
        <draw:connector draw:style-name="gr3" draw:text-style-name="P2" draw:layer="layout" draw:type="line" svg:x1="6.83cm" svg:y1="7.04cm" svg:x2="6.955cm" svg:y2="7.695cm" draw:start-shape="id8" draw:start-glue-point="9" draw:end-shape="id2" draw:end-glue-point="5" svg:d="M6830 7040l125 655" svg:viewBox="0 0 126 656">
          <text:p/>
        </draw:connector>
        <draw:connector draw:style-name="gr3" draw:text-style-name="P2" draw:layer="layout" draw:type="line" svg:x1="7.135cm" svg:y1="7.875cm" svg:x2="7.59cm" svg:y2="8.53cm" draw:start-shape="id2" draw:start-glue-point="9" draw:end-shape="id41" draw:end-glue-point="5" svg:d="M7135 7875l455 655" svg:viewBox="0 0 456 656">
          <text:p/>
        </draw:connector>
        <draw:connector draw:style-name="gr3" draw:text-style-name="P2" draw:layer="layout" draw:type="line" svg:x1="7.135cm" svg:y1="6.605cm" svg:x2="7.59cm" svg:y2="7.26cm" draw:start-shape="id9" draw:start-glue-point="9" draw:end-shape="id3" draw:end-glue-point="5" svg:d="M7135 6605l455 655" svg:viewBox="0 0 456 656">
          <text:p/>
        </draw:connector>
        <draw:connector draw:style-name="gr3" draw:text-style-name="P2" draw:layer="layout" draw:type="line" svg:x1="7.77cm" svg:y1="7.44cm" svg:x2="7.895cm" svg:y2="8.095cm" draw:start-shape="id3" draw:start-glue-point="9" draw:end-shape="id42" draw:end-glue-point="5" svg:d="M7770 7440l125 655" svg:viewBox="0 0 126 656">
          <text:p/>
        </draw:connector>
        <draw:connector draw:style-name="gr3" draw:text-style-name="P2" draw:layer="layout" draw:type="line" svg:x1="8.075cm" svg:y1="8.275cm" svg:x2="8.2cm" svg:y2="8.53cm" draw:start-shape="id42" draw:start-glue-point="9" draw:end-shape="id46" draw:end-glue-point="5" svg:d="M8075 8275l125 255" svg:viewBox="0 0 126 256">
          <text:p/>
        </draw:connector>
        <draw:connector draw:style-name="gr3" draw:text-style-name="P2" draw:layer="layout" draw:type="line" svg:x1="8.075cm" svg:y1="7.005cm" svg:x2="8.2cm" svg:y2="7.26cm" draw:start-shape="id4" draw:start-glue-point="9" draw:end-shape="id43" draw:end-glue-point="5" svg:d="M8075 7005l125 255" svg:viewBox="0 0 126 256">
          <text:p/>
        </draw:connector>
        <draw:connector draw:style-name="gr3" draw:text-style-name="P2" draw:layer="layout" draw:type="line" svg:x1="8.38cm" svg:y1="7.44cm" svg:x2="8.835cm" svg:y2="7.695cm" draw:start-shape="id43" draw:start-glue-point="9" draw:end-shape="id47" draw:end-glue-point="5" svg:d="M8380 7440l455 255" svg:viewBox="0 0 456 256">
          <text:p/>
        </draw:connector>
        <draw:connector draw:style-name="gr3" draw:text-style-name="P2" draw:layer="layout" draw:type="line" svg:x1="9.015cm" svg:y1="7.875cm" svg:x2="9.14cm" svg:y2="8.13cm" draw:start-shape="id47" draw:start-glue-point="9" draw:end-shape="id51" draw:end-glue-point="5" svg:d="M9015 7875l125 255" svg:viewBox="0 0 126 256">
          <text:p/>
        </draw:connector>
        <draw:connector draw:style-name="gr3" draw:text-style-name="P2" draw:layer="layout" draw:type="line" svg:x1="9.015cm" svg:y1="6.605cm" svg:x2="9.14cm" svg:y2="6.86cm" draw:start-shape="id44" draw:start-glue-point="9" draw:end-shape="id48" draw:end-glue-point="5" svg:d="M9015 6605l125 255" svg:viewBox="0 0 126 256">
          <text:p/>
        </draw:connector>
        <draw:connector draw:style-name="gr3" draw:text-style-name="P2" draw:layer="layout" draw:type="line" svg:x1="9.32cm" svg:y1="7.04cm" svg:x2="9.46cm" svg:y2="7.695cm" draw:start-shape="id48" draw:start-glue-point="9" svg:d="M9320 7040l140 655" svg:viewBox="0 0 141 656">
          <text:p/>
        </draw:connector>
        <draw:connector draw:style-name="gr3" draw:text-style-name="P2" draw:layer="layout" draw:type="line" svg:x1="9.625cm" svg:y1="7.875cm" svg:x2="10.08cm" svg:y2="8.53cm" draw:start-shape="id52" draw:start-glue-point="9" draw:end-shape="id56" draw:end-glue-point="5" svg:d="M9625 7875l455 655" svg:viewBox="0 0 456 656">
          <text:p/>
        </draw:connector>
        <draw:connector draw:style-name="gr3" draw:text-style-name="P2" draw:layer="layout" draw:type="line" svg:x1="9.625cm" svg:y1="6.605cm" svg:x2="10.08cm" svg:y2="7.26cm" draw:start-shape="id49" draw:start-glue-point="9" draw:end-shape="id53" draw:end-glue-point="5" svg:d="M9625 6605l455 655" svg:viewBox="0 0 456 656">
          <text:p/>
        </draw:connector>
        <draw:connector draw:style-name="gr3" draw:text-style-name="P2" draw:layer="layout" draw:type="line" svg:x1="10.26cm" svg:y1="7.44cm" svg:x2="10.385cm" svg:y2="8.095cm" draw:start-shape="id53" draw:start-glue-point="9" draw:end-shape="id57" draw:end-glue-point="5" svg:d="M10260 7440l125 655" svg:viewBox="0 0 126 656">
          <text:p/>
        </draw:connector>
        <draw:connector draw:style-name="gr3" draw:text-style-name="P2" draw:layer="layout" draw:type="line" svg:x1="10.565cm" svg:y1="8.275cm" svg:x2="10.69cm" svg:y2="8.53cm" draw:start-shape="id57" draw:start-glue-point="9" draw:end-shape="id60" draw:end-glue-point="5" svg:d="M10565 8275l125 255" svg:viewBox="0 0 126 256">
          <text:p/>
        </draw:connector>
        <draw:connector draw:style-name="gr3" draw:text-style-name="P2" draw:layer="layout" draw:type="line" svg:x1="10.565cm" svg:y1="7.005cm" svg:x2="10.69cm" svg:y2="7.26cm" draw:start-shape="id54" draw:start-glue-point="9" draw:end-shape="id58" draw:end-glue-point="5" svg:d="M10565 7005l125 255" svg:viewBox="0 0 126 256">
          <text:p/>
        </draw:connector>
        <draw:connector draw:style-name="gr3" draw:text-style-name="P2" draw:layer="layout" draw:type="line" svg:x1="10.87cm" svg:y1="7.44cm" svg:x2="11.325cm" svg:y2="7.695cm" draw:start-shape="id58" draw:start-glue-point="9" draw:end-shape="id61" draw:end-glue-point="5" svg:d="M10870 7440l455 255" svg:viewBox="0 0 456 256">
          <text:p/>
        </draw:connector>
        <draw:connector draw:style-name="gr3" draw:text-style-name="P2" draw:layer="layout" draw:type="line" svg:x1="11.505cm" svg:y1="7.875cm" svg:x2="11.645cm" svg:y2="8.13cm" draw:start-shape="id61" draw:start-glue-point="9" svg:d="M11505 7875l140 255" svg:viewBox="0 0 141 256">
          <text:p/>
        </draw:connector>
        <draw:connector draw:style-name="gr3" draw:text-style-name="P2" draw:layer="layout" draw:type="line" svg:x1="11.505cm" svg:y1="6.605cm" svg:x2="11.645cm" svg:y2="6.86cm" draw:start-shape="id59" draw:start-glue-point="9" svg:d="M11505 6605l140 255" svg:viewBox="0 0 141 256">
          <text:p/>
        </draw:connector>
        <draw:connector draw:style-name="gr3" draw:text-style-name="P2" draw:layer="layout" draw:type="line" svg:x1="11.81cm" svg:y1="7.04cm" svg:x2="11.935cm" svg:y2="7.695cm" draw:start-shape="id85" draw:start-glue-point="9" draw:end-shape="id92" draw:end-glue-point="5" svg:d="M11810 7040l125 655" svg:viewBox="0 0 126 656">
          <text:p/>
        </draw:connector>
        <draw:connector draw:style-name="gr3" draw:text-style-name="P2" draw:layer="layout" draw:type="line" svg:x1="12.115cm" svg:y1="7.875cm" svg:x2="12.57cm" svg:y2="8.53cm" draw:start-shape="id92" draw:start-glue-point="9" draw:end-shape="id96" draw:end-glue-point="5" svg:d="M12115 7875l455 655" svg:viewBox="0 0 456 656">
          <text:p/>
        </draw:connector>
        <draw:connector draw:style-name="gr3" draw:text-style-name="P2" draw:layer="layout" draw:type="line" svg:x1="11.81cm" svg:y1="5.77cm" svg:x2="11.935cm" svg:y2="6.425cm" draw:start-shape="id80" draw:start-glue-point="9" draw:end-shape="id86" draw:end-glue-point="5" svg:d="M11810 5770l125 655" svg:viewBox="0 0 126 656">
          <text:p/>
        </draw:connector>
        <draw:connector draw:style-name="gr3" draw:text-style-name="P2" draw:layer="layout" draw:type="line" svg:x1="12.115cm" svg:y1="6.605cm" svg:x2="12.57cm" svg:y2="7.26cm" draw:start-shape="id86" draw:start-glue-point="9" draw:end-shape="id93" draw:end-glue-point="5" svg:d="M12115 6605l455 655" svg:viewBox="0 0 456 656">
          <text:p/>
        </draw:connector>
        <draw:connector draw:style-name="gr3" draw:text-style-name="P2" draw:layer="layout" draw:type="line" svg:x1="12.75cm" svg:y1="7.44cm" svg:x2="12.875cm" svg:y2="8.095cm" draw:start-shape="id93" draw:start-glue-point="9" draw:end-shape="id97" draw:end-glue-point="5" svg:d="M12750 7440l125 655" svg:viewBox="0 0 126 656">
          <text:p/>
        </draw:connector>
        <draw:connector draw:style-name="gr3" draw:text-style-name="P2" draw:layer="layout" draw:type="line" svg:x1="13.055cm" svg:y1="8.275cm" svg:x2="13.18cm" svg:y2="8.53cm" draw:start-shape="id97" draw:start-glue-point="9" draw:end-shape="id100" draw:end-glue-point="5" svg:d="M13055 8275l125 255" svg:viewBox="0 0 126 256">
          <text:p/>
        </draw:connector>
        <draw:connector draw:style-name="gr3" draw:text-style-name="P2" draw:layer="layout" draw:type="line" svg:x1="12.115cm" svg:y1="5.335cm" svg:x2="12.57cm" svg:y2="5.99cm" draw:start-shape="id81" draw:start-glue-point="9" draw:end-shape="id87" draw:end-glue-point="5" svg:d="M12115 5335l455 655" svg:viewBox="0 0 456 656">
          <text:p/>
        </draw:connector>
        <draw:connector draw:style-name="gr3" draw:text-style-name="P2" draw:layer="layout" draw:type="line" svg:x1="12.75cm" svg:y1="6.17cm" svg:x2="12.875cm" svg:y2="6.825cm" draw:start-shape="id87" draw:start-glue-point="9" draw:end-shape="id94" draw:end-glue-point="5" svg:d="M12750 6170l125 655" svg:viewBox="0 0 126 656">
          <text:p/>
        </draw:connector>
        <draw:connector draw:style-name="gr3" draw:text-style-name="P2" draw:layer="layout" draw:type="line" svg:x1="13.055cm" svg:y1="7.005cm" svg:x2="13.18cm" svg:y2="7.26cm" draw:start-shape="id94" draw:start-glue-point="9" draw:end-shape="id98" draw:end-glue-point="5" svg:d="M13055 7005l125 255" svg:viewBox="0 0 126 256">
          <text:p/>
        </draw:connector>
        <draw:connector draw:style-name="gr3" draw:text-style-name="P2" draw:layer="layout" draw:type="line" svg:x1="13.36cm" svg:y1="7.44cm" svg:x2="13.815cm" svg:y2="7.695cm" draw:start-shape="id98" draw:start-glue-point="9" draw:end-shape="id101" draw:end-glue-point="5" svg:d="M13360 7440l455 255" svg:viewBox="0 0 456 256">
          <text:p/>
        </draw:connector>
        <draw:connector draw:style-name="gr3" draw:text-style-name="P2" draw:layer="layout" draw:type="line" svg:x1="13.995cm" svg:y1="7.875cm" svg:x2="14.12cm" svg:y2="8.13cm" draw:start-shape="id101" draw:start-glue-point="9" draw:end-shape="id103" draw:end-glue-point="5" svg:d="M13995 7875l125 255" svg:viewBox="0 0 126 256">
          <text:p/>
        </draw:connector>
        <draw:connector draw:style-name="gr3" draw:text-style-name="P2" draw:layer="layout" draw:type="line" svg:x1="10.565cm" svg:y1="1.925cm" svg:x2="10.69cm" svg:y2="2.18cm" draw:start-shape="id40" draw:start-glue-point="9" draw:end-shape="id151" draw:end-glue-point="5" svg:d="M10565 1925l125 255" svg:viewBox="0 0 126 256">
          <text:p/>
        </draw:connector>
        <draw:connector draw:style-name="gr3" draw:text-style-name="P2" draw:layer="layout" draw:type="line" svg:x1="10.87cm" svg:y1="2.36cm" svg:x2="11.325cm" svg:y2="2.615cm" draw:start-shape="id151" draw:start-glue-point="9" draw:end-shape="id66" draw:end-glue-point="5" svg:d="M10870 2360l455 255" svg:viewBox="0 0 456 256">
          <text:p/>
        </draw:connector>
        <draw:connector draw:style-name="gr3" draw:text-style-name="P2" draw:layer="layout" draw:type="line" svg:x1="11.505cm" svg:y1="2.795cm" svg:x2="11.645cm" svg:y2="3.05cm" draw:start-shape="id66" draw:start-glue-point="9" svg:d="M11505 2795l140 255" svg:viewBox="0 0 141 256">
          <text:p/>
        </draw:connector>
        <draw:connector draw:style-name="gr3" draw:text-style-name="P2" draw:layer="layout" draw:type="line" svg:x1="11.81cm" svg:y1="3.23cm" svg:x2="11.935cm" svg:y2="3.885cm" draw:start-shape="id73" draw:start-glue-point="9" draw:end-shape="id77" draw:end-glue-point="5" svg:d="M11810 3230l125 655" svg:viewBox="0 0 126 656">
          <text:p/>
        </draw:connector>
        <draw:connector draw:style-name="gr3" draw:text-style-name="P2" draw:layer="layout" draw:type="line" svg:x1="12.115cm" svg:y1="4.065cm" svg:x2="12.57cm" svg:y2="4.72cm" draw:start-shape="id77" draw:start-glue-point="9" draw:end-shape="id82" draw:end-glue-point="5" svg:d="M12115 4065l455 655" svg:viewBox="0 0 456 656">
          <text:p/>
        </draw:connector>
        <draw:connector draw:style-name="gr3" draw:text-style-name="P2" draw:layer="layout" draw:type="line" svg:x1="12.75cm" svg:y1="4.9cm" svg:x2="12.875cm" svg:y2="5.555cm" draw:start-shape="id82" draw:start-glue-point="9" draw:end-shape="id88" draw:end-glue-point="5" svg:d="M12750 4900l125 655" svg:viewBox="0 0 126 656">
          <text:p/>
        </draw:connector>
        <draw:connector draw:style-name="gr3" draw:text-style-name="P2" draw:layer="layout" draw:type="line" svg:x1="13.055cm" svg:y1="5.735cm" svg:x2="13.18cm" svg:y2="5.99cm" draw:start-shape="id88" draw:start-glue-point="9" draw:end-shape="id95" draw:end-glue-point="5" svg:d="M13055 5735l125 255" svg:viewBox="0 0 126 256">
          <text:p/>
        </draw:connector>
        <draw:connector draw:style-name="gr3" draw:text-style-name="P2" draw:layer="layout" draw:type="line" svg:x1="13.36cm" svg:y1="6.17cm" svg:x2="13.815cm" svg:y2="6.425cm" draw:start-shape="id95" draw:start-glue-point="9" draw:end-shape="id99" draw:end-glue-point="5" svg:d="M13360 6170l455 255" svg:viewBox="0 0 456 256">
          <text:p/>
        </draw:connector>
        <draw:connector draw:style-name="gr3" draw:text-style-name="P2" draw:layer="layout" draw:type="line" svg:x1="11.505cm" svg:y1="1.525cm" svg:x2="11.645cm" svg:y2="1.78cm" draw:start-shape="id152" draw:start-glue-point="9" svg:d="M11505 1525l140 255" svg:viewBox="0 0 141 256">
          <text:p/>
        </draw:connector>
        <draw:connector draw:style-name="gr3" draw:text-style-name="P2" draw:layer="layout" draw:type="line" svg:x1="11.81cm" svg:y1="1.96cm" svg:x2="11.935cm" svg:y2="2.615cm" draw:start-shape="id150" draw:start-glue-point="9" draw:end-shape="id74" draw:end-glue-point="5" svg:d="M11810 1960l125 655" svg:viewBox="0 0 126 656">
          <text:p/>
        </draw:connector>
        <draw:connector draw:style-name="gr3" draw:text-style-name="P2" draw:layer="layout" draw:type="line" svg:x1="12.115cm" svg:y1="2.795cm" svg:x2="12.57cm" svg:y2="3.45cm" draw:start-shape="id74" draw:start-glue-point="9" draw:end-shape="id78" draw:end-glue-point="5" svg:d="M12115 2795l455 655" svg:viewBox="0 0 456 656">
          <text:p/>
        </draw:connector>
        <draw:connector draw:style-name="gr3" draw:text-style-name="P2" draw:layer="layout" draw:type="line" svg:x1="12.75cm" svg:y1="3.63cm" svg:x2="12.875cm" svg:y2="4.285cm" draw:start-shape="id78" draw:start-glue-point="9" draw:end-shape="id83" draw:end-glue-point="5" svg:d="M12750 3630l125 655" svg:viewBox="0 0 126 656">
          <text:p/>
        </draw:connector>
        <draw:connector draw:style-name="gr3" draw:text-style-name="P2" draw:layer="layout" draw:type="line" svg:x1="13.055cm" svg:y1="4.465cm" svg:x2="13.18cm" svg:y2="4.72cm" draw:start-shape="id83" draw:start-glue-point="9" draw:end-shape="id89" draw:end-glue-point="5" svg:d="M13055 4465l125 255" svg:viewBox="0 0 126 256">
          <text:p/>
        </draw:connector>
        <draw:connector draw:style-name="gr3" draw:text-style-name="P2" draw:layer="layout" draw:type="line" svg:x1="13.36cm" svg:y1="4.9cm" svg:x2="13.815cm" svg:y2="5.155cm" draw:start-shape="id89" draw:start-glue-point="9" draw:end-shape="id126" draw:end-glue-point="5" svg:d="M13360 4900l455 255" svg:viewBox="0 0 456 256">
          <text:p/>
        </draw:connector>
        <draw:connector draw:style-name="gr3" draw:text-style-name="P2" draw:layer="layout" draw:type="line" svg:x1="13.995cm" svg:y1="5.335cm" svg:x2="14.12cm" svg:y2="5.59cm" draw:start-shape="id126" draw:start-glue-point="9" draw:end-shape="id122" draw:end-glue-point="5" svg:d="M13995 5335l125 255" svg:viewBox="0 0 126 256">
          <text:p/>
        </draw:connector>
        <draw:connector draw:style-name="gr3" draw:text-style-name="P2" draw:layer="layout" draw:type="line" svg:x1="14.3cm" svg:y1="5.77cm" svg:x2="14.425cm" svg:y2="6.425cm" draw:start-shape="id122" draw:start-glue-point="9" draw:end-shape="id118" draw:end-glue-point="5" svg:d="M14300 5770l125 655" svg:viewBox="0 0 126 656">
          <text:p/>
        </draw:connector>
        <draw:connector draw:style-name="gr3" draw:text-style-name="P2" draw:layer="layout" draw:type="line" svg:x1="12.115cm" svg:y1="1.525cm" svg:x2="12.57cm" svg:y2="2.18cm" draw:start-shape="id149" draw:start-glue-point="9" draw:end-shape="id147" draw:end-glue-point="5" svg:d="M12115 1525l455 655" svg:viewBox="0 0 456 656">
          <text:p/>
        </draw:connector>
        <draw:connector draw:style-name="gr3" draw:text-style-name="P2" draw:layer="layout" draw:type="line" svg:x1="12.75cm" svg:y1="2.36cm" svg:x2="12.875cm" svg:y2="3.015cm" draw:start-shape="id147" draw:start-glue-point="9" draw:end-shape="id79" draw:end-glue-point="5" svg:d="M12750 2360l125 655" svg:viewBox="0 0 126 656">
          <text:p/>
        </draw:connector>
        <draw:connector draw:style-name="gr3" draw:text-style-name="P2" draw:layer="layout" draw:type="line" svg:x1="13.055cm" svg:y1="3.195cm" svg:x2="13.18cm" svg:y2="3.45cm" draw:start-shape="id79" draw:start-glue-point="9" draw:end-shape="id84" draw:end-glue-point="5" svg:d="M13055 3195l125 255" svg:viewBox="0 0 126 256">
          <text:p/>
        </draw:connector>
        <draw:connector draw:style-name="gr3" draw:text-style-name="P2" draw:layer="layout" draw:type="line" svg:x1="13.36cm" svg:y1="3.63cm" svg:x2="13.815cm" svg:y2="3.885cm" draw:start-shape="id84" draw:start-glue-point="9" draw:end-shape="id90" draw:end-glue-point="5" svg:d="M13360 3630l455 255" svg:viewBox="0 0 456 256">
          <text:p/>
        </draw:connector>
        <draw:connector draw:style-name="gr3" draw:text-style-name="P2" draw:layer="layout" draw:type="line" svg:x1="13.995cm" svg:y1="4.065cm" svg:x2="14.12cm" svg:y2="4.32cm" draw:start-shape="id90" draw:start-glue-point="9" draw:end-shape="id127" draw:end-glue-point="5" svg:d="M13995 4065l125 255" svg:viewBox="0 0 126 256">
          <text:p/>
        </draw:connector>
        <draw:connector draw:style-name="gr3" draw:text-style-name="P2" draw:layer="layout" draw:type="line" svg:x1="14.3cm" svg:y1="4.5cm" svg:x2="14.425cm" svg:y2="5.155cm" draw:start-shape="id127" draw:start-glue-point="9" draw:end-shape="id123" draw:end-glue-point="5" svg:d="M14300 4500l125 655" svg:viewBox="0 0 126 656">
          <text:p/>
        </draw:connector>
        <draw:connector draw:style-name="gr3" draw:text-style-name="P2" draw:layer="layout" draw:type="line" svg:x1="14.605cm" svg:y1="5.335cm" svg:x2="15.06cm" svg:y2="5.99cm" draw:start-shape="id123" draw:start-glue-point="9" draw:end-shape="id119" draw:end-glue-point="5" svg:d="M14605 5335l455 655" svg:viewBox="0 0 456 656">
          <text:p/>
        </draw:connector>
        <draw:connector draw:style-name="gr3" draw:text-style-name="P2" draw:layer="layout" draw:type="line" svg:x1="15.24cm" svg:y1="6.17cm" svg:x2="15.365cm" svg:y2="6.825cm" draw:start-shape="id119" draw:start-glue-point="9" draw:end-shape="id106" draw:end-glue-point="5" svg:d="M15240 6170l125 655" svg:viewBox="0 0 126 656">
          <text:p/>
        </draw:connector>
        <draw:connector draw:style-name="gr3" draw:text-style-name="P2" draw:layer="layout" draw:type="line" svg:x1="13.055cm" svg:y1="1.925cm" svg:x2="13.18cm" svg:y2="2.18cm" draw:start-shape="id148" draw:start-glue-point="9" draw:end-shape="id146" draw:end-glue-point="5" svg:d="M13055 1925l125 255" svg:viewBox="0 0 126 256">
          <text:p/>
        </draw:connector>
        <draw:connector draw:style-name="gr3" draw:text-style-name="P2" draw:layer="layout" draw:type="line" svg:x1="13.36cm" svg:y1="2.36cm" svg:x2="13.815cm" svg:y2="2.615cm" draw:start-shape="id146" draw:start-glue-point="9" draw:end-shape="id142" draw:end-glue-point="5" svg:d="M13360 2360l455 255" svg:viewBox="0 0 456 256">
          <text:p/>
        </draw:connector>
        <draw:connector draw:style-name="gr3" draw:text-style-name="P2" draw:layer="layout" draw:type="line" svg:x1="13.995cm" svg:y1="2.795cm" svg:x2="14.12cm" svg:y2="3.05cm" draw:start-shape="id142" draw:start-glue-point="9" draw:end-shape="id129" draw:end-glue-point="5" svg:d="M13995 2795l125 255" svg:viewBox="0 0 126 256">
          <text:p/>
        </draw:connector>
        <draw:connector draw:style-name="gr3" draw:text-style-name="P2" draw:layer="layout" draw:type="line" svg:x1="14.3cm" svg:y1="3.23cm" svg:x2="14.425cm" svg:y2="3.885cm" draw:start-shape="id129" draw:start-glue-point="9" draw:end-shape="id128" draw:end-glue-point="5" svg:d="M14300 3230l125 655" svg:viewBox="0 0 126 656">
          <text:p/>
        </draw:connector>
        <draw:connector draw:style-name="gr3" draw:text-style-name="P2" draw:layer="layout" draw:type="line" svg:x1="14.605cm" svg:y1="4.065cm" svg:x2="15.06cm" svg:y2="4.72cm" draw:start-shape="id128" draw:start-glue-point="9" draw:end-shape="id124" draw:end-glue-point="5" svg:d="M14605 4065l455 655" svg:viewBox="0 0 456 656">
          <text:p/>
        </draw:connector>
        <draw:connector draw:style-name="gr3" draw:text-style-name="P2" draw:layer="layout" draw:type="line" svg:x1="15.24cm" svg:y1="4.9cm" svg:x2="15.365cm" svg:y2="5.555cm" draw:start-shape="id124" draw:start-glue-point="9" draw:end-shape="id120" draw:end-glue-point="5" svg:d="M15240 4900l125 655" svg:viewBox="0 0 126 656">
          <text:p/>
        </draw:connector>
        <draw:connector draw:style-name="gr3" draw:text-style-name="P2" draw:layer="layout" draw:type="line" svg:x1="13.995cm" svg:y1="1.525cm" svg:x2="14.12cm" svg:y2="1.78cm" draw:start-shape="id145" draw:start-glue-point="9" draw:end-shape="id143" draw:end-glue-point="5" svg:d="M13995 1525l125 255" svg:viewBox="0 0 126 256">
          <text:p/>
        </draw:connector>
        <draw:connector draw:style-name="gr3" draw:text-style-name="P2" draw:layer="layout" draw:type="line" svg:x1="14.3cm" svg:y1="1.96cm" svg:x2="14.425cm" svg:y2="2.615cm" draw:start-shape="id143" draw:start-glue-point="9" draw:end-shape="id141" draw:end-glue-point="5" svg:d="M14300 1960l125 655" svg:viewBox="0 0 126 656">
          <text:p/>
        </draw:connector>
        <draw:connector draw:style-name="gr3" draw:text-style-name="P2" draw:layer="layout" draw:type="line" svg:x1="14.605cm" svg:y1="2.795cm" svg:x2="15.06cm" svg:y2="3.45cm" draw:start-shape="id141" draw:start-glue-point="9" draw:end-shape="id130" draw:end-glue-point="5" svg:d="M14605 2795l455 655" svg:viewBox="0 0 456 656">
          <text:p/>
        </draw:connector>
        <draw:connector draw:style-name="gr3" draw:text-style-name="P2" draw:layer="layout" draw:type="line" svg:x1="13.995cm" svg:y1="6.605cm" svg:x2="14.12cm" svg:y2="6.86cm" draw:start-shape="id99" draw:start-glue-point="9" draw:end-shape="id102" draw:end-glue-point="5" svg:d="M13995 6605l125 255" svg:viewBox="0 0 126 256">
          <text:p/>
        </draw:connector>
        <draw:connector draw:style-name="gr3" draw:text-style-name="P2" draw:layer="layout" draw:type="line" svg:x1="14.3cm" svg:y1="7.04cm" svg:x2="14.425cm" svg:y2="7.695cm" draw:start-shape="id102" draw:start-glue-point="9" draw:end-shape="id104" draw:end-glue-point="5" svg:d="M14300 7040l125 655" svg:viewBox="0 0 126 656">
          <text:p/>
        </draw:connector>
        <draw:connector draw:style-name="gr3" draw:text-style-name="P2" draw:layer="layout" draw:type="line" svg:x1="14.605cm" svg:y1="7.875cm" svg:x2="15.06cm" svg:y2="8.53cm" draw:start-shape="id104" draw:start-glue-point="9" draw:end-shape="id110" draw:end-glue-point="5" svg:d="M14605 7875l455 655" svg:viewBox="0 0 456 656">
          <text:p/>
        </draw:connector>
        <draw:connector draw:style-name="gr3" draw:text-style-name="P2" draw:layer="layout" draw:type="line" svg:x1="14.605cm" svg:y1="6.605cm" svg:x2="15.06cm" svg:y2="7.26cm" draw:start-shape="id118" draw:start-glue-point="9" draw:end-shape="id105" draw:end-glue-point="5" svg:d="M14605 6605l455 655" svg:viewBox="0 0 456 656">
          <text:p/>
        </draw:connector>
        <draw:connector draw:style-name="gr3" draw:text-style-name="P2" draw:layer="layout" draw:type="line" svg:x1="15.24cm" svg:y1="7.44cm" svg:x2="15.365cm" svg:y2="8.095cm" draw:start-shape="id105" draw:start-glue-point="9" draw:end-shape="id111" draw:end-glue-point="5" svg:d="M15240 7440l125 655" svg:viewBox="0 0 126 656">
          <text:p/>
        </draw:connector>
        <draw:connector draw:style-name="gr3" draw:text-style-name="P2" draw:layer="layout" draw:type="line" svg:x1="15.545cm" svg:y1="8.275cm" svg:x2="15.67cm" svg:y2="8.53cm" draw:start-shape="id111" draw:start-glue-point="9" draw:end-shape="id115" draw:end-glue-point="5" svg:d="M15545 8275l125 255" svg:viewBox="0 0 126 256">
          <text:p/>
        </draw:connector>
        <draw:connector draw:style-name="gr3" draw:text-style-name="P2" draw:layer="layout" draw:type="line" svg:x1="15.545cm" svg:y1="7.005cm" svg:x2="15.67cm" svg:y2="7.26cm" draw:start-shape="id106" draw:start-glue-point="9" draw:end-shape="id112" draw:end-glue-point="5" svg:d="M15545 7005l125 255" svg:viewBox="0 0 126 256">
          <text:p/>
        </draw:connector>
        <draw:connector draw:style-name="gr3" draw:text-style-name="P2" draw:layer="layout" draw:type="line" svg:x1="15.85cm" svg:y1="7.44cm" svg:x2="16.305cm" svg:y2="7.695cm" draw:start-shape="id112" draw:start-glue-point="9" draw:end-shape="id116" draw:end-glue-point="5" svg:d="M15850 7440l455 255" svg:viewBox="0 0 456 256">
          <text:p/>
        </draw:connector>
        <draw:connector draw:style-name="gr3" draw:text-style-name="P2" draw:layer="layout" draw:type="line" svg:x1="16.485cm" svg:y1="7.875cm" svg:x2="16.61cm" svg:y2="8.13cm" draw:start-shape="id116" draw:start-glue-point="9" draw:end-shape="id156" draw:end-glue-point="5" svg:d="M16485 7875l125 255" svg:viewBox="0 0 126 256">
          <text:p/>
        </draw:connector>
        <draw:connector draw:style-name="gr3" draw:text-style-name="P2" draw:layer="layout" draw:type="line" svg:x1="16.61cm" svg:y1="6.86cm" svg:x2="16.485cm" svg:y2="6.605cm" draw:start-shape="id117" draw:start-glue-point="5" draw:end-shape="id113" draw:end-glue-point="9" svg:d="M16610 6860l-125-255" svg:viewBox="0 0 126 256">
          <text:p/>
        </draw:connector>
        <draw:connector draw:style-name="gr3" draw:text-style-name="P2" draw:layer="layout" draw:type="line" svg:x1="15.545cm" svg:y1="5.735cm" svg:x2="15.67cm" svg:y2="5.99cm" draw:start-shape="id120" draw:start-glue-point="9" draw:end-shape="id107" draw:end-glue-point="5" svg:d="M15545 5735l125 255" svg:viewBox="0 0 126 256">
          <text:p/>
        </draw:connector>
        <draw:connector draw:style-name="gr3" draw:text-style-name="P2" draw:layer="layout" draw:type="line" svg:x1="15.85cm" svg:y1="6.17cm" svg:x2="16.305cm" svg:y2="6.425cm" draw:start-shape="id107" draw:start-glue-point="9" draw:end-shape="id113" draw:end-glue-point="5" svg:d="M15850 6170l455 255" svg:viewBox="0 0 456 256">
          <text:p/>
        </draw:connector>
        <draw:connector draw:style-name="gr3" draw:text-style-name="P2" draw:layer="layout" draw:type="line" svg:x1="16.61cm" svg:y1="5.59cm" svg:x2="16.485cm" svg:y2="5.335cm" draw:start-shape="id114" draw:start-glue-point="5" draw:end-shape="id108" draw:end-glue-point="9" svg:d="M16610 5590l-125-255" svg:viewBox="0 0 126 256">
          <text:p/>
        </draw:connector>
        <draw:connector draw:style-name="gr3" draw:text-style-name="P2" draw:layer="layout" draw:type="line" svg:x1="16.305cm" svg:y1="5.155cm" svg:x2="15.85cm" svg:y2="4.9cm" draw:start-shape="id108" draw:start-glue-point="5" draw:end-shape="id121" draw:end-glue-point="9" svg:d="M16305 5155l-455-255" svg:viewBox="0 0 456 256">
          <text:p/>
        </draw:connector>
        <draw:connector draw:style-name="gr3" draw:text-style-name="P2" draw:layer="layout" draw:type="line" svg:x1="15.67cm" svg:y1="4.72cm" svg:x2="15.545cm" svg:y2="4.465cm" draw:start-shape="id121" draw:start-glue-point="5" draw:end-shape="id125" draw:end-glue-point="9" svg:d="M15670 4720l-125-255" svg:viewBox="0 0 126 256">
          <text:p/>
        </draw:connector>
        <draw:connector draw:style-name="gr3" draw:text-style-name="P2" draw:layer="layout" draw:type="line" svg:x1="15.365cm" svg:y1="4.285cm" svg:x2="15.24cm" svg:y2="3.63cm" draw:start-shape="id125" draw:start-glue-point="5" draw:end-shape="id130" draw:end-glue-point="9" svg:d="M15365 4285l-125-655" svg:viewBox="0 0 126 656">
          <text:p/>
        </draw:connector>
        <draw:connector draw:style-name="gr3" draw:text-style-name="P2" draw:layer="layout" draw:type="line" svg:x1="16.61cm" svg:y1="4.32cm" svg:x2="16.485cm" svg:y2="4.065cm" draw:start-shape="id109" draw:start-glue-point="5" draw:end-shape="id135" draw:end-glue-point="9" svg:d="M16610 4320l-125-255" svg:viewBox="0 0 126 256">
          <text:p/>
        </draw:connector>
        <draw:connector draw:style-name="gr3" draw:text-style-name="P2" draw:layer="layout" draw:type="line" svg:x1="16.305cm" svg:y1="3.885cm" svg:x2="15.85cm" svg:y2="3.63cm" draw:start-shape="id135" draw:start-glue-point="5" draw:end-shape="id134" draw:end-glue-point="9" svg:d="M16305 3885l-455-255" svg:viewBox="0 0 456 256">
          <text:p/>
        </draw:connector>
        <draw:connector draw:style-name="gr3" draw:text-style-name="P2" draw:layer="layout" draw:type="line" svg:x1="15.67cm" svg:y1="3.45cm" svg:x2="15.545cm" svg:y2="3.195cm" draw:start-shape="id134" draw:start-glue-point="5" draw:end-shape="id131" draw:end-glue-point="9" svg:d="M15670 3450l-125-255" svg:viewBox="0 0 126 256">
          <text:p/>
        </draw:connector>
        <draw:connector draw:style-name="gr3" draw:text-style-name="P2" draw:layer="layout" draw:type="line" svg:x1="15.365cm" svg:y1="3.015cm" svg:x2="15.24cm" svg:y2="2.36cm" draw:start-shape="id131" draw:start-glue-point="5" draw:end-shape="id140" draw:end-glue-point="9" svg:d="M15365 3015l-125-655" svg:viewBox="0 0 126 656">
          <text:p/>
        </draw:connector>
        <draw:connector draw:style-name="gr3" draw:text-style-name="P2" draw:layer="layout" draw:type="line" svg:x1="16.61cm" svg:y1="3.05cm" svg:x2="16.485cm" svg:y2="2.795cm" draw:start-shape="id137" draw:start-glue-point="5" draw:end-shape="id136" draw:end-glue-point="9" svg:d="M16610 3050l-125-255" svg:viewBox="0 0 126 256">
          <text:p/>
        </draw:connector>
        <draw:connector draw:style-name="gr3" draw:text-style-name="P2" draw:layer="layout" draw:type="line" svg:x1="16.305cm" svg:y1="2.615cm" svg:x2="15.85cm" svg:y2="2.36cm" draw:start-shape="id136" draw:start-glue-point="5" draw:end-shape="id132" draw:end-glue-point="9" svg:d="M16305 2615l-455-255" svg:viewBox="0 0 456 256">
          <text:p/>
        </draw:connector>
        <draw:connector draw:style-name="gr3" draw:text-style-name="P2" draw:layer="layout" draw:type="line" svg:x1="16.485cm" svg:y1="1.525cm" svg:x2="16.61cm" svg:y2="1.78cm" draw:start-shape="id133" draw:start-glue-point="9" draw:end-shape="id138" draw:end-glue-point="5" svg:d="M16485 1525l125 255" svg:viewBox="0 0 126 256">
          <text:p/>
        </draw:connector>
        <draw:connector draw:style-name="gr3" draw:text-style-name="P2" draw:layer="layout" draw:type="line" svg:x1="15.545cm" svg:y1="1.925cm" svg:x2="15.67cm" svg:y2="2.18cm" draw:start-shape="id139" draw:start-glue-point="9" draw:end-shape="id132" draw:end-glue-point="5" svg:d="M15545 1925l125 255" svg:viewBox="0 0 126 256">
          <text:p/>
        </draw:connector>
        <draw:connector draw:style-name="gr3" draw:text-style-name="P2" draw:layer="layout" draw:type="line" svg:x1="14.605cm" svg:y1="1.525cm" svg:x2="15.06cm" svg:y2="2.18cm" draw:start-shape="id144" draw:start-glue-point="9" draw:end-shape="id140" draw:end-glue-point="5" svg:d="M14605 1525l455 655" svg:viewBox="0 0 456 656">
          <text:p/>
        </draw:connector>
        <draw:connector draw:style-name="gr2" draw:text-style-name="P2" draw:layer="layout" draw:type="line" svg:x1="6.65cm" svg:y1="7.04cm" svg:x2="6.525cm" svg:y2="7.695cm" draw:start-shape="id8" draw:start-glue-point="7" draw:end-shape="id155" draw:end-glue-point="11" svg:d="M6650 7040l-125 655" svg:viewBox="0 0 126 656">
          <text:p/>
        </draw:connector>
        <draw:custom-shape draw:style-name="gr4" draw:text-style-name="P3" xml:id="id182" draw:id="id182" draw:layer="layout" svg:width="0.127cm" svg:height="0.127cm" svg:x="6.37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1" draw:id="id181" draw:layer="layout" svg:width="0.127cm" svg:height="0.127cm" svg:x="6.98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0" draw:id="id180" draw:layer="layout" svg:width="0.127cm" svg:height="0.127cm" svg:x="7.921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9" draw:id="id179" draw:layer="layout" svg:width="0.127cm" svg:height="0.127cm" svg:x="8.86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8" draw:id="id178" draw:layer="layout" svg:width="0.127cm" svg:height="0.127cm" svg:x="9.47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7" draw:id="id177" draw:layer="layout" svg:width="0.127cm" svg:height="0.127cm" svg:x="10.411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6" draw:id="id176" draw:layer="layout" svg:width="0.127cm" svg:height="0.127cm" svg:x="11.35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5" draw:id="id175" draw:layer="layout" svg:width="0.127cm" svg:height="0.127cm" svg:x="11.96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4" draw:id="id174" draw:layer="layout" svg:width="0.127cm" svg:height="0.127cm" svg:x="12.901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3" draw:id="id173" draw:layer="layout" svg:width="0.127cm" svg:height="0.127cm" svg:x="13.84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2" draw:id="id172" draw:layer="layout" svg:width="0.127cm" svg:height="0.127cm" svg:x="14.45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1" draw:id="id171" draw:layer="layout" svg:width="0.127cm" svg:height="0.127cm" svg:x="15.391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0" draw:id="id170" draw:layer="layout" svg:width="0.127cm" svg:height="0.127cm" svg:x="16.33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3" draw:id="id183" draw:layer="layout" svg:width="0.127cm" svg:height="0.127cm" svg:x="17.27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57" draw:id="id157" draw:layer="layout" svg:width="0.127cm" svg:height="0.127cm" svg:x="6.676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58" draw:id="id158" draw:layer="layout" svg:width="0.127cm" svg:height="0.127cm" svg:x="7.61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59" draw:id="id159" draw:layer="layout" svg:width="0.127cm" svg:height="0.127cm" svg:x="8.22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0" draw:id="id160" draw:layer="layout" svg:width="0.127cm" svg:height="0.127cm" svg:x="9.166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1" draw:id="id161" draw:layer="layout" svg:width="0.127cm" svg:height="0.127cm" svg:x="10.10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2" draw:id="id162" draw:layer="layout" svg:width="0.127cm" svg:height="0.127cm" svg:x="10.71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3" draw:id="id163" draw:layer="layout" svg:width="0.127cm" svg:height="0.127cm" svg:x="11.656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4" draw:id="id164" draw:layer="layout" svg:width="0.127cm" svg:height="0.127cm" svg:x="12.59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5" draw:id="id165" draw:layer="layout" svg:width="0.127cm" svg:height="0.127cm" svg:x="13.20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6" draw:id="id166" draw:layer="layout" svg:width="0.127cm" svg:height="0.127cm" svg:x="14.146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7" draw:id="id167" draw:layer="layout" svg:width="0.127cm" svg:height="0.127cm" svg:x="15.08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8" draw:id="id168" draw:layer="layout" svg:width="0.127cm" svg:height="0.127cm" svg:x="15.69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9" draw:id="id169" draw:layer="layout" svg:width="0.127cm" svg:height="0.127cm" svg:x="16.636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27cm" svg:height="0.127cm" svg:x="17.90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694cm" svg:y1="0.645cm" svg:x2="6.525cm" svg:y2="1.345cm" draw:start-shape="id157" draw:start-glue-point="7" draw:end-shape="id153" draw:end-glue-point="11" svg:d="M6694 645l-169 700" svg:viewBox="0 0 170 701">
          <text:p/>
        </draw:connector>
        <draw:connector draw:style-name="gr2" draw:text-style-name="P2" draw:layer="layout" draw:type="line" svg:x1="7.634cm" svg:y1="1.045cm" svg:x2="7.135cm" svg:y2="1.345cm" draw:start-shape="id158" draw:start-glue-point="7" draw:end-shape="id31" draw:end-glue-point="11" svg:d="M7634 1045l-499 300" svg:viewBox="0 0 500 301">
          <text:p/>
        </draw:connector>
        <draw:connector draw:style-name="gr2" draw:text-style-name="P2" draw:layer="layout" draw:type="line" svg:x1="8.075cm" svg:y1="1.745cm" svg:x2="8.244cm" svg:y2="1.045cm" draw:start-shape="id32" draw:start-glue-point="11" draw:end-shape="id159" draw:end-glue-point="7" svg:d="M8075 1745l169-700" svg:viewBox="0 0 170 701">
          <text:p/>
        </draw:connector>
        <draw:connector draw:style-name="gr2" draw:text-style-name="P2" draw:layer="layout" draw:type="line" svg:x1="9.015cm" svg:y1="1.345cm" svg:x2="9.184cm" svg:y2="0.645cm" draw:start-shape="id34" draw:start-glue-point="11" draw:end-shape="id160" draw:end-glue-point="7" svg:d="M9015 1345l169-700" svg:viewBox="0 0 170 701">
          <text:p/>
        </draw:connector>
        <draw:connector draw:style-name="gr2" draw:text-style-name="P2" draw:layer="layout" draw:type="line" svg:x1="9.625cm" svg:y1="1.345cm" svg:x2="10.124cm" svg:y2="1.045cm" draw:start-shape="id154" draw:start-glue-point="11" draw:end-shape="id161" draw:end-glue-point="7" svg:d="M9625 1345l499-300" svg:viewBox="0 0 500 301">
          <text:p/>
        </draw:connector>
        <draw:connector draw:style-name="gr2" draw:text-style-name="P2" draw:layer="layout" draw:type="line" svg:x1="10.565cm" svg:y1="1.745cm" svg:x2="10.734cm" svg:y2="1.045cm" draw:start-shape="id40" draw:start-glue-point="11" draw:end-shape="id162" draw:end-glue-point="7" svg:d="M10565 1745l169-700" svg:viewBox="0 0 170 701">
          <text:p/>
        </draw:connector>
        <draw:connector draw:style-name="gr2" draw:text-style-name="P2" draw:layer="layout" draw:type="line" svg:x1="11.505cm" svg:y1="1.345cm" svg:x2="11.674cm" svg:y2="0.645cm" draw:start-shape="id152" draw:start-glue-point="11" draw:end-shape="id163" draw:end-glue-point="7" svg:d="M11505 1345l169-700" svg:viewBox="0 0 170 701">
          <text:p/>
        </draw:connector>
        <draw:connector draw:style-name="gr2" draw:text-style-name="P2" draw:layer="layout" draw:type="line" svg:x1="12.115cm" svg:y1="1.345cm" svg:x2="12.614cm" svg:y2="1.045cm" draw:start-shape="id149" draw:start-glue-point="11" draw:end-shape="id164" draw:end-glue-point="7" svg:d="M12115 1345l499-300" svg:viewBox="0 0 500 301">
          <text:p/>
        </draw:connector>
        <draw:connector draw:style-name="gr2" draw:text-style-name="P2" draw:layer="layout" draw:type="line" svg:x1="13.055cm" svg:y1="1.745cm" svg:x2="13.224cm" svg:y2="1.045cm" draw:start-shape="id148" draw:start-glue-point="11" draw:end-shape="id165" draw:end-glue-point="7" svg:d="M13055 1745l169-700" svg:viewBox="0 0 170 701">
          <text:p/>
        </draw:connector>
        <draw:connector draw:style-name="gr2" draw:text-style-name="P2" draw:layer="layout" draw:type="line" svg:x1="13.995cm" svg:y1="1.345cm" svg:x2="14.164cm" svg:y2="0.645cm" draw:start-shape="id145" draw:start-glue-point="11" draw:end-shape="id166" draw:end-glue-point="7" svg:d="M13995 1345l169-700" svg:viewBox="0 0 170 701">
          <text:p/>
        </draw:connector>
        <draw:connector draw:style-name="gr2" draw:text-style-name="P2" draw:layer="layout" draw:type="line" svg:x1="14.605cm" svg:y1="1.345cm" svg:x2="15.104cm" svg:y2="1.045cm" draw:start-shape="id144" draw:start-glue-point="11" draw:end-shape="id167" draw:end-glue-point="7" svg:d="M14605 1345l499-300" svg:viewBox="0 0 500 301">
          <text:p/>
        </draw:connector>
        <draw:connector draw:style-name="gr2" draw:text-style-name="P2" draw:layer="layout" draw:type="line" svg:x1="15.545cm" svg:y1="1.745cm" svg:x2="15.714cm" svg:y2="1.045cm" draw:start-shape="id139" draw:start-glue-point="11" draw:end-shape="id168" draw:end-glue-point="7" svg:d="M15545 1745l169-700" svg:viewBox="0 0 170 701">
          <text:p/>
        </draw:connector>
        <draw:connector draw:style-name="gr2" draw:text-style-name="P2" draw:layer="layout" draw:type="line" svg:x1="16.485cm" svg:y1="1.345cm" svg:x2="16.654cm" svg:y2="0.645cm" draw:start-shape="id133" draw:start-glue-point="11" draw:end-shape="id169" draw:end-glue-point="7" svg:d="M16485 1345l169-700" svg:viewBox="0 0 170 701">
          <text:p/>
        </draw:connector>
        <draw:connector draw:style-name="gr2" draw:text-style-name="P2" draw:layer="layout" draw:type="line" svg:x1="16.61cm" svg:y1="8.31cm" svg:x2="16.44cm" svg:y2="9.009cm" draw:start-shape="id156" draw:start-glue-point="7" draw:end-shape="id170" draw:end-glue-point="11" svg:d="M16610 8310l-170 699" svg:viewBox="0 0 171 700">
          <text:p/>
        </draw:connector>
        <draw:connector draw:style-name="gr2" draw:text-style-name="P2" draw:layer="layout" draw:type="line" svg:x1="15.67cm" svg:y1="8.71cm" svg:x2="15.5cm" svg:y2="9.409cm" draw:start-shape="id115" draw:start-glue-point="7" draw:end-shape="id171" draw:end-glue-point="11" svg:d="M15670 8710l-170 699" svg:viewBox="0 0 171 700">
          <text:p/>
        </draw:connector>
        <draw:connector draw:style-name="gr2" draw:text-style-name="P2" draw:layer="layout" draw:type="line" svg:x1="15.06cm" svg:y1="8.71cm" svg:x2="14.56cm" svg:y2="9.009cm" draw:start-shape="id110" draw:start-glue-point="7" draw:end-shape="id172" draw:end-glue-point="11" svg:d="M15060 8710l-500 299" svg:viewBox="0 0 501 300">
          <text:p/>
        </draw:connector>
        <draw:connector draw:style-name="gr2" draw:text-style-name="P2" draw:layer="layout" draw:type="line" svg:x1="14.12cm" svg:y1="8.31cm" svg:x2="13.95cm" svg:y2="9.009cm" draw:start-shape="id103" draw:start-glue-point="7" draw:end-shape="id173" draw:end-glue-point="11" svg:d="M14120 8310l-170 699" svg:viewBox="0 0 171 700">
          <text:p/>
        </draw:connector>
        <draw:connector draw:style-name="gr2" draw:text-style-name="P2" draw:layer="layout" draw:type="line" svg:x1="13.18cm" svg:y1="8.71cm" svg:x2="13.01cm" svg:y2="9.409cm" draw:start-shape="id100" draw:start-glue-point="7" draw:end-shape="id174" draw:end-glue-point="11" svg:d="M13180 8710l-170 699" svg:viewBox="0 0 171 700">
          <text:p/>
        </draw:connector>
        <draw:connector draw:style-name="gr2" draw:text-style-name="P2" draw:layer="layout" draw:type="line" svg:x1="12.57cm" svg:y1="8.71cm" svg:x2="12.07cm" svg:y2="9.009cm" draw:start-shape="id96" draw:start-glue-point="7" draw:end-shape="id175" draw:end-glue-point="11" svg:d="M12570 8710l-500 299" svg:viewBox="0 0 501 300">
          <text:p/>
        </draw:connector>
        <draw:connector draw:style-name="gr2" draw:text-style-name="P2" draw:layer="layout" draw:type="line" svg:x1="11.645cm" svg:y1="8.31cm" svg:x2="11.46cm" svg:y2="9.009cm" draw:end-shape="id176" draw:end-glue-point="11" svg:d="M11645 8310l-185 699" svg:viewBox="0 0 186 700">
          <text:p/>
        </draw:connector>
        <draw:connector draw:style-name="gr2" draw:text-style-name="P2" draw:layer="layout" draw:type="line" svg:x1="10.69cm" svg:y1="8.71cm" svg:x2="10.52cm" svg:y2="9.409cm" draw:start-shape="id60" draw:start-glue-point="7" draw:end-shape="id177" draw:end-glue-point="11" svg:d="M10690 8710l-170 699" svg:viewBox="0 0 171 700">
          <text:p/>
        </draw:connector>
        <draw:connector draw:style-name="gr2" draw:text-style-name="P2" draw:layer="layout" draw:type="line" svg:x1="10.08cm" svg:y1="8.71cm" svg:x2="9.58cm" svg:y2="9.009cm" draw:start-shape="id56" draw:start-glue-point="7" draw:end-shape="id178" draw:end-glue-point="11" svg:d="M10080 8710l-500 299" svg:viewBox="0 0 501 300">
          <text:p/>
        </draw:connector>
        <draw:connector draw:style-name="gr2" draw:text-style-name="P2" draw:layer="layout" draw:type="line" svg:x1="9.14cm" svg:y1="8.31cm" svg:x2="8.97cm" svg:y2="9.009cm" draw:start-shape="id51" draw:start-glue-point="7" draw:end-shape="id179" draw:end-glue-point="11" svg:d="M9140 8310l-170 699" svg:viewBox="0 0 171 700">
          <text:p/>
        </draw:connector>
        <draw:connector draw:style-name="gr2" draw:text-style-name="P2" draw:layer="layout" draw:type="line" svg:x1="8.2cm" svg:y1="8.71cm" svg:x2="8.03cm" svg:y2="9.409cm" draw:start-shape="id46" draw:start-glue-point="7" draw:end-shape="id180" draw:end-glue-point="11" svg:d="M8200 8710l-170 699" svg:viewBox="0 0 171 700">
          <text:p/>
        </draw:connector>
        <draw:connector draw:style-name="gr2" draw:text-style-name="P2" draw:layer="layout" draw:type="line" svg:x1="7.59cm" svg:y1="8.71cm" svg:x2="7.09cm" svg:y2="9.009cm" draw:start-shape="id41" draw:start-glue-point="7" draw:end-shape="id181" draw:end-glue-point="11" svg:d="M7590 8710l-500 299" svg:viewBox="0 0 501 300">
          <text:p/>
        </draw:connector>
        <draw:connector draw:style-name="gr2" draw:text-style-name="P2" draw:layer="layout" draw:type="line" svg:x1="6.65cm" svg:y1="8.31cm" svg:x2="6.48cm" svg:y2="9.009cm" draw:start-shape="id1" draw:start-glue-point="7" draw:end-shape="id182" draw:end-glue-point="11" svg:d="M6650 8310l-170 699" svg:viewBox="0 0 171 700">
          <text:p/>
        </draw:connector>
        <draw:connector draw:style-name="gr3" draw:text-style-name="P2" draw:layer="layout" draw:type="line" svg:x1="6.83cm" svg:y1="8.31cm" svg:x2="6.999cm" svg:y2="9.009cm" draw:start-shape="id1" draw:start-glue-point="9" draw:end-shape="id181" draw:end-glue-point="5" svg:d="M6830 8310l169 699" svg:viewBox="0 0 170 700">
          <text:p/>
        </draw:connector>
        <draw:connector draw:style-name="gr3" draw:text-style-name="P2" draw:layer="layout" draw:type="line" svg:x1="7.77cm" svg:y1="8.71cm" svg:x2="7.939cm" svg:y2="9.409cm" draw:start-shape="id41" draw:start-glue-point="9" draw:end-shape="id180" draw:end-glue-point="5" svg:d="M7770 8710l169 699" svg:viewBox="0 0 170 700">
          <text:p/>
        </draw:connector>
        <draw:connector draw:style-name="gr3" draw:text-style-name="P2" draw:layer="layout" draw:type="line" svg:x1="8.38cm" svg:y1="8.71cm" svg:x2="8.879cm" svg:y2="9.009cm" draw:start-shape="id46" draw:start-glue-point="9" draw:end-shape="id179" draw:end-glue-point="5" svg:d="M8380 8710l499 299" svg:viewBox="0 0 500 300">
          <text:p/>
        </draw:connector>
        <draw:connector draw:style-name="gr3" draw:text-style-name="P2" draw:layer="layout" draw:type="line" svg:x1="9.32cm" svg:y1="8.31cm" svg:x2="9.489cm" svg:y2="9.009cm" draw:start-shape="id51" draw:start-glue-point="9" draw:end-shape="id178" draw:end-glue-point="5" svg:d="M9320 8310l169 699" svg:viewBox="0 0 170 700">
          <text:p/>
        </draw:connector>
        <draw:connector draw:style-name="gr3" draw:text-style-name="P2" draw:layer="layout" draw:type="line" svg:x1="10.26cm" svg:y1="8.71cm" svg:x2="10.429cm" svg:y2="9.409cm" draw:start-shape="id56" draw:start-glue-point="9" draw:end-shape="id177" draw:end-glue-point="5" svg:d="M10260 8710l169 699" svg:viewBox="0 0 170 700">
          <text:p/>
        </draw:connector>
        <draw:connector draw:style-name="gr3" draw:text-style-name="P2" draw:layer="layout" draw:type="line" svg:x1="10.87cm" svg:y1="8.71cm" svg:x2="11.369cm" svg:y2="9.009cm" draw:start-shape="id60" draw:start-glue-point="9" draw:end-shape="id176" draw:end-glue-point="5" svg:d="M10870 8710l499 299" svg:viewBox="0 0 500 300">
          <text:p/>
        </draw:connector>
        <draw:connector draw:style-name="gr3" draw:text-style-name="P2" draw:layer="layout" draw:type="line" svg:x1="11.81cm" svg:y1="8.31cm" svg:x2="11.979cm" svg:y2="9.009cm" draw:start-shape="id91" draw:start-glue-point="9" draw:end-shape="id175" draw:end-glue-point="5" svg:d="M11810 8310l169 699" svg:viewBox="0 0 170 700">
          <text:p/>
        </draw:connector>
        <draw:connector draw:style-name="gr3" draw:text-style-name="P2" draw:layer="layout" draw:type="line" svg:x1="12.75cm" svg:y1="8.71cm" svg:x2="12.919cm" svg:y2="9.409cm" draw:start-shape="id96" draw:start-glue-point="9" draw:end-shape="id174" draw:end-glue-point="5" svg:d="M12750 8710l169 699" svg:viewBox="0 0 170 700">
          <text:p/>
        </draw:connector>
        <draw:connector draw:style-name="gr3" draw:text-style-name="P2" draw:layer="layout" draw:type="line" svg:x1="13.36cm" svg:y1="8.71cm" svg:x2="13.859cm" svg:y2="9.009cm" draw:start-shape="id100" draw:start-glue-point="9" draw:end-shape="id173" draw:end-glue-point="5" svg:d="M13360 8710l499 299" svg:viewBox="0 0 500 300">
          <text:p/>
        </draw:connector>
        <draw:connector draw:style-name="gr3" draw:text-style-name="P2" draw:layer="layout" draw:type="line" svg:x1="14.3cm" svg:y1="8.31cm" svg:x2="14.469cm" svg:y2="9.009cm" draw:start-shape="id103" draw:start-glue-point="9" draw:end-shape="id172" draw:end-glue-point="5" svg:d="M14300 8310l169 699" svg:viewBox="0 0 170 700">
          <text:p/>
        </draw:connector>
        <draw:connector draw:style-name="gr3" draw:text-style-name="P2" draw:layer="layout" draw:type="line" svg:x1="15.24cm" svg:y1="8.71cm" svg:x2="15.409cm" svg:y2="9.409cm" draw:start-shape="id110" draw:start-glue-point="9" draw:end-shape="id171" draw:end-glue-point="5" svg:d="M15240 8710l169 699" svg:viewBox="0 0 170 700">
          <text:p/>
        </draw:connector>
        <draw:connector draw:style-name="gr3" draw:text-style-name="P2" draw:layer="layout" draw:type="line" svg:x1="15.85cm" svg:y1="8.71cm" svg:x2="16.349cm" svg:y2="9.009cm" draw:start-shape="id115" draw:start-glue-point="9" draw:end-shape="id170" draw:end-glue-point="5" svg:d="M15850 8710l499 299" svg:viewBox="0 0 500 300">
          <text:p/>
        </draw:connector>
        <draw:connector draw:style-name="gr3" draw:text-style-name="P2" draw:layer="layout" draw:type="line" svg:x1="16.79cm" svg:y1="8.31cm" svg:x2="17.289cm" svg:y2="9.009cm" draw:start-shape="id156" draw:start-glue-point="9" draw:end-shape="id183" draw:end-glue-point="5" svg:d="M16790 8310l499 699" svg:viewBox="0 0 500 700">
          <text:p/>
        </draw:connector>
        <draw:connector draw:style-name="gr3" draw:text-style-name="P2" draw:layer="layout" draw:type="line" svg:x1="16.305cm" svg:y1="1.345cm" svg:x2="15.805cm" svg:y2="1.045cm" draw:start-shape="id133" draw:start-glue-point="5" draw:end-shape="id168" draw:end-glue-point="9" svg:d="M16305 1345l-500-300" svg:viewBox="0 0 501 301">
          <text:p/>
        </draw:connector>
        <draw:connector draw:style-name="gr3" draw:text-style-name="P2" draw:layer="layout" draw:type="line" svg:x1="15.365cm" svg:y1="1.745cm" svg:x2="15.195cm" svg:y2="1.045cm" draw:start-shape="id139" draw:start-glue-point="5" draw:end-shape="id167" draw:end-glue-point="9" svg:d="M15365 1745l-170-700" svg:viewBox="0 0 171 701">
          <text:p/>
        </draw:connector>
        <draw:connector draw:style-name="gr3" draw:text-style-name="P2" draw:layer="layout" draw:type="line" svg:x1="14.425cm" svg:y1="1.345cm" svg:x2="14.255cm" svg:y2="0.645cm" draw:start-shape="id144" draw:start-glue-point="5" draw:end-shape="id166" draw:end-glue-point="9" svg:d="M14425 1345l-170-700" svg:viewBox="0 0 171 701">
          <text:p/>
        </draw:connector>
        <draw:connector draw:style-name="gr3" draw:text-style-name="P2" draw:layer="layout" draw:type="line" svg:x1="13.815cm" svg:y1="1.345cm" svg:x2="13.315cm" svg:y2="1.045cm" draw:start-shape="id145" draw:start-glue-point="5" draw:end-shape="id165" draw:end-glue-point="9" svg:d="M13815 1345l-500-300" svg:viewBox="0 0 501 301">
          <text:p/>
        </draw:connector>
        <draw:connector draw:style-name="gr3" draw:text-style-name="P2" draw:layer="layout" draw:type="line" svg:x1="12.875cm" svg:y1="1.745cm" svg:x2="12.705cm" svg:y2="1.045cm" draw:start-shape="id148" draw:start-glue-point="5" draw:end-shape="id164" draw:end-glue-point="9" svg:d="M12875 1745l-170-700" svg:viewBox="0 0 171 701">
          <text:p/>
        </draw:connector>
        <draw:connector draw:style-name="gr3" draw:text-style-name="P2" draw:layer="layout" draw:type="line" svg:x1="11.935cm" svg:y1="1.345cm" svg:x2="11.765cm" svg:y2="0.645cm" draw:start-shape="id149" draw:start-glue-point="5" draw:end-shape="id163" draw:end-glue-point="9" svg:d="M11935 1345l-170-700" svg:viewBox="0 0 171 701">
          <text:p/>
        </draw:connector>
        <draw:connector draw:style-name="gr3" draw:text-style-name="P2" draw:layer="layout" draw:type="line" svg:x1="11.325cm" svg:y1="1.345cm" svg:x2="10.825cm" svg:y2="1.045cm" draw:start-shape="id152" draw:start-glue-point="5" draw:end-shape="id162" draw:end-glue-point="9" svg:d="M11325 1345l-500-300" svg:viewBox="0 0 501 301">
          <text:p/>
        </draw:connector>
        <draw:connector draw:style-name="gr3" draw:text-style-name="P2" draw:layer="layout" draw:type="line" svg:x1="10.385cm" svg:y1="1.745cm" svg:x2="10.215cm" svg:y2="1.045cm" draw:start-shape="id40" draw:start-glue-point="5" draw:end-shape="id161" draw:end-glue-point="9" svg:d="M10385 1745l-170-700" svg:viewBox="0 0 171 701">
          <text:p/>
        </draw:connector>
        <draw:connector draw:style-name="gr3" draw:text-style-name="P2" draw:layer="layout" draw:type="line" svg:x1="9.46cm" svg:y1="1.345cm" svg:x2="9.275cm" svg:y2="0.645cm" draw:end-shape="id160" draw:end-glue-point="9" svg:d="M9460 1345l-185-700" svg:viewBox="0 0 186 701">
          <text:p/>
        </draw:connector>
        <draw:connector draw:style-name="gr3" draw:text-style-name="P2" draw:layer="layout" draw:type="line" svg:x1="8.835cm" svg:y1="1.345cm" svg:x2="8.335cm" svg:y2="1.045cm" draw:start-shape="id34" draw:start-glue-point="5" draw:end-shape="id159" draw:end-glue-point="9" svg:d="M8835 1345l-500-300" svg:viewBox="0 0 501 301">
          <text:p/>
        </draw:connector>
        <draw:connector draw:style-name="gr3" draw:text-style-name="P2" draw:layer="layout" draw:type="line" svg:x1="7.895cm" svg:y1="1.745cm" svg:x2="7.725cm" svg:y2="1.045cm" draw:start-shape="id32" draw:start-glue-point="5" draw:end-shape="id158" draw:end-glue-point="9" svg:d="M7895 1745l-170-700" svg:viewBox="0 0 171 701">
          <text:p/>
        </draw:connector>
        <draw:connector draw:style-name="gr3" draw:text-style-name="P2" draw:layer="layout" draw:type="line" svg:x1="6.955cm" svg:y1="1.345cm" svg:x2="6.785cm" svg:y2="0.645cm" draw:start-shape="id31" draw:start-glue-point="5" draw:end-shape="id157" draw:end-glue-point="9" svg:d="M6955 1345l-170-700" svg:viewBox="0 0 171 7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0T19:14:34.518361852</meta:creation-date>
    <meta:generator>LibreOffice/6.3.5.2$Linux_X86_64 LibreOffice_project/30$Build-2</meta:generator>
    <dc:date>2020-04-10T21:15:55.601256872</dc:date>
    <meta:editing-duration>PT32M14S</meta:editing-duration>
    <meta:editing-cycles>7</meta:editing-cycles>
    <meta:document-statistic meta:object-count="510"/>
  </office:meta>
</office:document-meta>
</file>